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V-201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FEV-2015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FEV-2015'.A4" table:end-x="7.799cm" table:end-y="0.37cm" draw:z-index="1" draw:name="Picture 2" draw:style-name="gr2" draw:text-style-name="P2" svg:width="7.72cm" svg:height="1.754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Fevereiro-2015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4052" calcext:value-type="float">
            <text:p>4.052 </text:p>
          </table:table-cell>
          <table:table-cell table:style-name="ce15" office:value-type="float" office:value="47544" calcext:value-type="float">
            <text:p>47.544 </text:p>
          </table:table-cell>
          <table:table-cell table:style-name="ce15" office:value-type="float" office:value="43934034" calcext:value-type="float">
            <text:p>43.934.034 </text:p>
          </table:table-cell>
          <table:table-cell table:style-name="ce15" office:value-type="float" office:value="2800" calcext:value-type="float">
            <text:p>2.800 </text:p>
          </table:table-cell>
          <table:table-cell table:style-name="ce15" office:value-type="float" office:value="68925750" calcext:value-type="float">
            <text:p>68.925.750 </text:p>
          </table:table-cell>
          <table:table-cell table:style-name="ce15" office:value-type="float" office:value="37373675" calcext:value-type="float">
            <text:p>37.373.675 </text:p>
          </table:table-cell>
          <table:table-cell table:style-name="ce15" office:value-type="float" office:value="3081564" calcext:value-type="float">
            <text:p>3.081.564 </text:p>
          </table:table-cell>
          <table:table-cell table:style-name="ce15" office:value-type="float" office:value="158536109" calcext:value-type="float">
            <text:p>158.536.109 </text:p>
          </table:table-cell>
          <table:table-cell table:style-name="ce15" office:value-type="float" office:value="36113524" calcext:value-type="float">
            <text:p>36.113.524 </text:p>
          </table:table-cell>
          <table:table-cell table:style-name="ce15" office:value-type="float" office:value="6425883" calcext:value-type="float">
            <text:p>6.425.883 </text:p>
          </table:table-cell>
          <table:table-cell table:style-name="ce15" office:value-type="float" office:value="84822290" calcext:value-type="float">
            <text:p>84.822.290 </text:p>
          </table:table-cell>
          <table:table-cell table:style-name="ce15" office:value-type="float" office:value="195610" calcext:value-type="float">
            <text:p>195.610 </text:p>
          </table:table-cell>
          <table:table-cell table:style-name="ce15" office:value-type="float" office:value="1077624" calcext:value-type="float">
            <text:p>1.077.624 </text:p>
          </table:table-cell>
          <table:table-cell table:style-name="ce15" office:value-type="float" office:value="3094236" calcext:value-type="float">
            <text:p>3.094.236 </text:p>
          </table:table-cell>
          <table:table-cell table:style-name="ce15" office:value-type="float" office:value="12016759" calcext:value-type="float">
            <text:p>12.016.759 </text:p>
          </table:table-cell>
          <table:table-cell table:style-name="ce15" office:value-type="float" office:value="72059527" calcext:value-type="float">
            <text:p>72.059.527 </text:p>
          </table:table-cell>
          <table:table-cell table:style-name="ce15" office:value-type="float" office:value="72952" calcext:value-type="float">
            <text:p>72.952 </text:p>
          </table:table-cell>
          <table:table-cell table:style-name="ce15" office:value-type="float" office:value="206340315" calcext:value-type="float">
            <text:p>206.340.315 </text:p>
          </table:table-cell>
          <table:table-cell table:style-name="ce15" office:value-type="float" office:value="302997035" calcext:value-type="float">
            <text:p>302.997.035 </text:p>
          </table:table-cell>
          <table:table-cell table:style-name="ce15" office:value-type="float" office:value="1092888" calcext:value-type="float">
            <text:p>1.092.888 </text:p>
          </table:table-cell>
          <table:table-cell table:style-name="ce15" office:value-type="float" office:value="28950" calcext:value-type="float">
            <text:p>28.950 </text:p>
          </table:table-cell>
          <table:table-cell table:style-name="ce15" office:value-type="float" office:value="46677" calcext:value-type="float">
            <text:p>46.677 </text:p>
          </table:table-cell>
          <table:table-cell table:style-name="ce15" office:value-type="float" office:value="92038607" calcext:value-type="float">
            <text:p>92.038.607 </text:p>
          </table:table-cell>
          <table:table-cell table:style-name="ce15" office:value-type="float" office:value="483587947" calcext:value-type="float">
            <text:p>483.587.947 </text:p>
          </table:table-cell>
          <table:table-cell table:style-name="ce15" office:value-type="float" office:value="105968" calcext:value-type="float">
            <text:p>105.968 </text:p>
          </table:table-cell>
          <table:table-cell table:style-name="ce15" office:value-type="float" office:value="1350629584" calcext:value-type="float">
            <text:p>1.350.629.584 </text:p>
          </table:table-cell>
          <table:table-cell table:style-name="ce15" office:value-type="float" office:value="1028" calcext:value-type="float">
            <text:p>1.028 </text:p>
          </table:table-cell>
          <table:table-cell table:style-name="ce25" office:value-type="float" office:value="2964652929" calcext:value-type="float">
            <text:p>2.964.652.92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-4" calcext:value-type="float">
            <text:p>(4)</text:p>
          </table:table-cell>
          <table:table-cell table:style-name="ce15" office:value-type="float" office:value="-20" calcext:value-type="float">
            <text:p>(20)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73" calcext:value-type="float">
            <text:p>473 </text:p>
          </table:table-cell>
          <table:table-cell table:style-name="ce15" office:value-type="float" office:value="1462" calcext:value-type="float">
            <text:p>1.462 </text:p>
          </table:table-cell>
          <table:table-cell table:style-name="ce15" office:value-type="float" office:value="150" calcext:value-type="float">
            <text:p>150 </text:p>
          </table:table-cell>
          <table:table-cell table:style-name="ce15" office:value-type="float" office:value="-55" calcext:value-type="float">
            <text:p>(55)</text:p>
          </table:table-cell>
          <table:table-cell table:style-name="ce15" office:value-type="float" office:value="27720" calcext:value-type="float">
            <text:p>27.720 </text:p>
          </table:table-cell>
          <table:table-cell table:style-name="ce15" office:value-type="float" office:value="1666" calcext:value-type="float">
            <text:p>1.666 </text:p>
          </table:table-cell>
          <table:table-cell table:style-name="ce15" office:value-type="float" office:value="-503" calcext:value-type="float">
            <text:p>(503)</text:p>
          </table:table-cell>
          <table:table-cell table:style-name="ce15" office:value-type="float" office:value="-15" calcext:value-type="float">
            <text:p>(15)</text:p>
          </table:table-cell>
          <table:table-cell table:style-name="ce15" office:value-type="float" office:value="478" calcext:value-type="float">
            <text:p>478 </text:p>
          </table:table-cell>
          <table:table-cell table:style-name="ce15" office:value-type="float" office:value="218571" calcext:value-type="float">
            <text:p>218.571 </text:p>
          </table:table-cell>
          <table:table-cell table:style-name="ce15" office:value-type="float" office:value="-345" calcext:value-type="float">
            <text:p>(345)</text:p>
          </table:table-cell>
          <table:table-cell table:style-name="ce15" office:value-type="float" office:value="10523" calcext:value-type="float">
            <text:p>10.523 </text:p>
          </table:table-cell>
          <table:table-cell table:style-name="ce15" office:value-type="float" office:value="-27" calcext:value-type="float">
            <text:p>(27)</text:p>
          </table:table-cell>
          <table:table-cell table:style-name="ce15" office:value-type="float" office:value="134422" calcext:value-type="float">
            <text:p>134.422 </text:p>
          </table:table-cell>
          <table:table-cell table:style-name="ce15" office:value-type="float" office:value="6983" calcext:value-type="float">
            <text:p>6.983 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-10" calcext:value-type="float">
            <text:p>(10)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149972" calcext:value-type="float">
            <text:p>149.972 </text:p>
          </table:table-cell>
          <table:table-cell table:style-name="ce15" office:value-type="float" office:value="86592" calcext:value-type="float">
            <text:p>86.592 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882027" calcext:value-type="float">
            <text:p>882.027 </text:p>
          </table:table-cell>
          <table:table-cell table:style-name="ce15" office:value-type="float" office:value="16" calcext:value-type="float">
            <text:p>16 </text:p>
          </table:table-cell>
          <table:table-cell table:style-name="ce25" office:value-type="float" office:value="1520070" calcext:value-type="float">
            <text:p>1.520.07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30337" calcext:value-type="float">
            <text:p>30.337 </text:p>
          </table:table-cell>
          <table:table-cell table:style-name="ce15" office:value-type="float" office:value="2211061" calcext:value-type="float">
            <text:p>2.211.061 </text:p>
          </table:table-cell>
          <table:table-cell table:style-name="ce15" office:value-type="float" office:value="13926269" calcext:value-type="float">
            <text:p>13.926.269 </text:p>
          </table:table-cell>
          <table:table-cell table:style-name="ce15" office:value-type="float" office:value="52863" calcext:value-type="float">
            <text:p>52.863 </text:p>
          </table:table-cell>
          <table:table-cell table:style-name="ce15" office:value-type="float" office:value="125962124" calcext:value-type="float">
            <text:p>125.962.124 </text:p>
          </table:table-cell>
          <table:table-cell table:style-name="ce15" office:value-type="float" office:value="39192380" calcext:value-type="float">
            <text:p>39.192.380 </text:p>
          </table:table-cell>
          <table:table-cell table:style-name="ce15" office:value-type="float" office:value="8084363" calcext:value-type="float">
            <text:p>8.084.363 </text:p>
          </table:table-cell>
          <table:table-cell table:style-name="ce15" office:value-type="float" office:value="152447046" calcext:value-type="float">
            <text:p>152.447.046 </text:p>
          </table:table-cell>
          <table:table-cell table:style-name="ce15" office:value-type="float" office:value="45126252" calcext:value-type="float">
            <text:p>45.126.252 </text:p>
          </table:table-cell>
          <table:table-cell table:style-name="ce15" office:value-type="float" office:value="10547786" calcext:value-type="float">
            <text:p>10.547.786 </text:p>
          </table:table-cell>
          <table:table-cell table:style-name="ce15" office:value-type="float" office:value="258203180" calcext:value-type="float">
            <text:p>258.203.180 </text:p>
          </table:table-cell>
          <table:table-cell table:style-name="ce15" office:value-type="float" office:value="5875502" calcext:value-type="float">
            <text:p>5.875.502 </text:p>
          </table:table-cell>
          <table:table-cell table:style-name="ce15" office:value-type="float" office:value="8287878" calcext:value-type="float">
            <text:p>8.287.878 </text:p>
          </table:table-cell>
          <table:table-cell table:style-name="ce15" office:value-type="float" office:value="5087986" calcext:value-type="float">
            <text:p>5.087.986 </text:p>
          </table:table-cell>
          <table:table-cell table:style-name="ce15" office:value-type="float" office:value="9259841" calcext:value-type="float">
            <text:p>9.259.841 </text:p>
          </table:table-cell>
          <table:table-cell table:style-name="ce15" office:value-type="float" office:value="105973329" calcext:value-type="float">
            <text:p>105.973.329 </text:p>
          </table:table-cell>
          <table:table-cell table:style-name="ce15" office:value-type="float" office:value="6116608" calcext:value-type="float">
            <text:p>6.116.608 </text:p>
          </table:table-cell>
          <table:table-cell table:style-name="ce15" office:value-type="float" office:value="231320235" calcext:value-type="float">
            <text:p>231.320.235 </text:p>
          </table:table-cell>
          <table:table-cell table:style-name="ce15" office:value-type="float" office:value="271643548" calcext:value-type="float">
            <text:p>271.643.548 </text:p>
          </table:table-cell>
          <table:table-cell table:style-name="ce15" office:value-type="float" office:value="3875400" calcext:value-type="float">
            <text:p>3.875.400 </text:p>
          </table:table-cell>
          <table:table-cell table:style-name="ce15" office:value-type="float" office:value="1925786" calcext:value-type="float">
            <text:p>1.925.786 </text:p>
          </table:table-cell>
          <table:table-cell table:style-name="ce15" office:value-type="float" office:value="61501" calcext:value-type="float">
            <text:p>61.501 </text:p>
          </table:table-cell>
          <table:table-cell table:style-name="ce15" office:value-type="float" office:value="341605528" calcext:value-type="float">
            <text:p>341.605.528 </text:p>
          </table:table-cell>
          <table:table-cell table:style-name="ce15" office:value-type="float" office:value="299705369" calcext:value-type="float">
            <text:p>299.705.369 </text:p>
          </table:table-cell>
          <table:table-cell table:style-name="ce15" office:value-type="float" office:value="14201403" calcext:value-type="float">
            <text:p>14.201.403 </text:p>
          </table:table-cell>
          <table:table-cell table:style-name="ce15" office:value-type="float" office:value="1525671124" calcext:value-type="float">
            <text:p>1.525.671.124 </text:p>
          </table:table-cell>
          <table:table-cell table:style-name="ce15" office:value-type="float" office:value="1026090" calcext:value-type="float">
            <text:p>1.026.090 </text:p>
          </table:table-cell>
          <table:table-cell table:style-name="ce25" office:value-type="float" office:value="3487420789" calcext:value-type="float">
            <text:p>3.487.420.78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90896" calcext:value-type="float">
            <text:p>90.89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35" calcext:value-type="float">
            <text:p>435 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4759" calcext:value-type="float">
            <text:p>24.75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0263058" calcext:value-type="float">
            <text:p>20.263.058 </text:p>
          </table:table-cell>
          <table:table-cell table:style-name="ce15" office:value-type="float" office:value="3306" calcext:value-type="float">
            <text:p>3.306 </text:p>
          </table:table-cell>
          <table:table-cell table:number-columns-repeated="5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16" calcext:value-type="float">
            <text:p>316 </text:p>
          </table:table-cell>
          <table:table-cell table:style-name="ce15" office:value-type="float" office:value="3120" calcext:value-type="float">
            <text:p>3.120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0700098" calcext:value-type="float">
            <text:p>130.700.098 </text:p>
          </table:table-cell>
          <table:table-cell table:style-name="ce15" office:value-type="float" office:value="27853" calcext:value-type="float">
            <text:p>27.853 </text:p>
          </table:table-cell>
          <table:table-cell table:style-name="ce15" office:value-type="float" office:value="180361" calcext:value-type="float">
            <text:p>180.361 </text:p>
          </table:table-cell>
          <table:table-cell table:style-name="ce15" office:value-type="float" office:value="367355" calcext:value-type="float">
            <text:p>367.35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51661557" calcext:value-type="float">
            <text:p>151.661.5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3489" calcext:value-type="float">
            <text:p>123.489 </text:p>
          </table:table-cell>
          <table:table-cell table:style-name="ce15" office:value-type="float" office:value="3736946" calcext:value-type="float">
            <text:p>3.736.94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5557545" calcext:value-type="float">
            <text:p>15.557.545 </text:p>
          </table:table-cell>
          <table:table-cell table:style-name="ce15" office:value-type="float" office:value="14313226" calcext:value-type="float">
            <text:p>14.313.226 </text:p>
          </table:table-cell>
          <table:table-cell table:style-name="ce15" office:value-type="float" office:value="2275426" calcext:value-type="float">
            <text:p>2.275.426 </text:p>
          </table:table-cell>
          <table:table-cell table:style-name="ce15" office:value-type="float" office:value="543496" calcext:value-type="float">
            <text:p>543.496 </text:p>
          </table:table-cell>
          <table:table-cell table:style-name="ce15" office:value-type="float" office:value="11001372" calcext:value-type="float">
            <text:p>11.001.372 </text:p>
          </table:table-cell>
          <table:table-cell table:style-name="ce15" office:value-type="float" office:value="8958047" calcext:value-type="float">
            <text:p>8.958.047 </text:p>
          </table:table-cell>
          <table:table-cell table:style-name="ce15" office:value-type="float" office:value="12164537" calcext:value-type="float">
            <text:p>12.164.537 </text:p>
          </table:table-cell>
          <table:table-cell table:style-name="ce15" office:value-type="float" office:value="83537" calcext:value-type="float">
            <text:p>83.537 </text:p>
          </table:table-cell>
          <table:table-cell table:style-name="ce15" office:value-type="float" office:value="4077202" calcext:value-type="float">
            <text:p>4.077.202 </text:p>
          </table:table-cell>
          <table:table-cell table:style-name="ce15" office:value-type="float" office:value="2265894" calcext:value-type="float">
            <text:p>2.265.894 </text:p>
          </table:table-cell>
          <table:table-cell table:style-name="ce15" office:value-type="float" office:value="4895450" calcext:value-type="float">
            <text:p>4.895.450 </text:p>
          </table:table-cell>
          <table:table-cell table:style-name="ce15" office:value-type="float" office:value="29514004" calcext:value-type="float">
            <text:p>29.514.004 </text:p>
          </table:table-cell>
          <table:table-cell table:style-name="ce15" office:value-type="float" office:value="3677217" calcext:value-type="float">
            <text:p>3.677.217 </text:p>
          </table:table-cell>
          <table:table-cell table:style-name="ce15" office:value-type="float" office:value="6399891" calcext:value-type="float">
            <text:p>6.399.891 </text:p>
          </table:table-cell>
          <table:table-cell table:style-name="ce15" office:value-type="float" office:value="40997645" calcext:value-type="float">
            <text:p>40.997.645 </text:p>
          </table:table-cell>
          <table:table-cell table:style-name="ce15" office:value-type="float" office:value="610756" calcext:value-type="float">
            <text:p>610.756 </text:p>
          </table:table-cell>
          <table:table-cell table:style-name="ce15" office:value-type="float" office:value="3557" calcext:value-type="float">
            <text:p>3.557 </text:p>
          </table:table-cell>
          <table:table-cell table:style-name="ce15" office:value-type="float" office:value="5003" calcext:value-type="float">
            <text:p>5.003 </text:p>
          </table:table-cell>
          <table:table-cell table:style-name="ce15" office:value-type="float" office:value="11938503" calcext:value-type="float">
            <text:p>11.938.503 </text:p>
          </table:table-cell>
          <table:table-cell table:style-name="ce15" office:value-type="float" office:value="11264168" calcext:value-type="float">
            <text:p>11.264.168 </text:p>
          </table:table-cell>
          <table:table-cell table:style-name="ce15" office:value-type="float" office:value="7245954" calcext:value-type="float">
            <text:p>7.245.954 </text:p>
          </table:table-cell>
          <table:table-cell table:style-name="ce15" office:value-type="float" office:value="82496347" calcext:value-type="float">
            <text:p>82.496.34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274149214" calcext:value-type="float">
            <text:p>274.149.21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1122" calcext:value-type="float">
            <text:p>1.12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373" calcext:value-type="float">
            <text:p>4.37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239" calcext:value-type="float">
            <text:p>25.23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289" calcext:value-type="float">
            <text:p>6.289 </text:p>
          </table:table-cell>
          <table:table-cell table:style-name="ce15" office:value-type="float" office:value="11205721" calcext:value-type="float">
            <text:p>11.205.721 </text:p>
          </table:table-cell>
          <table:table-cell table:style-name="ce15" office:value-type="float" office:value="6510675" calcext:value-type="float">
            <text:p>6.510.67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88381984" calcext:value-type="float">
            <text:p>88.381.984 </text:p>
          </table:table-cell>
          <table:table-cell table:number-columns-repeated="4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708651" calcext:value-type="float">
            <text:p>2.708.651 </text:p>
          </table:table-cell>
          <table:table-cell table:style-name="ce15" office:value-type="float" office:value="2543" calcext:value-type="float">
            <text:p>2.543 </text:p>
          </table:table-cell>
          <table:table-cell table:style-name="ce15" office:value-type="float" office:value="25927498" calcext:value-type="float">
            <text:p>25.927.498 </text:p>
          </table:table-cell>
          <table:table-cell table:style-name="ce15" office:value-type="float" office:value="28442922" calcext:value-type="float">
            <text:p>28.442.922 </text:p>
          </table:table-cell>
          <table:table-cell table:style-name="ce15" office:value-type="float" office:value="17731" calcext:value-type="float">
            <text:p>17.731 </text:p>
          </table:table-cell>
          <table:table-cell table:style-name="ce15" office:value-type="float" office:value="5673" calcext:value-type="float">
            <text:p>5.67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767641" calcext:value-type="float">
            <text:p>12.767.641 </text:p>
          </table:table-cell>
          <table:table-cell table:style-name="ce15" office:value-type="float" office:value="924761" calcext:value-type="float">
            <text:p>924.76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9549685" calcext:value-type="float">
            <text:p>129.549.68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06482508" calcext:value-type="float">
            <text:p>306.482.50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382" calcext:value-type="float">
            <text:p>382 </text:p>
          </table:table-cell>
          <table:table-cell table:style-name="ce15" office:value-type="float" office:value="6521" calcext:value-type="float">
            <text:p>6.521 </text:p>
          </table:table-cell>
          <table:table-cell table:style-name="ce15" office:value-type="float" office:value="5405364" calcext:value-type="float">
            <text:p>5.405.364 </text:p>
          </table:table-cell>
          <table:table-cell table:style-name="ce15" office:value-type="float" office:value="2318" calcext:value-type="float">
            <text:p>2.318 </text:p>
          </table:table-cell>
          <table:table-cell table:style-name="ce15" office:value-type="float" office:value="48700510" calcext:value-type="float">
            <text:p>48.700.510 </text:p>
          </table:table-cell>
          <table:table-cell table:style-name="ce15" office:value-type="float" office:value="14839076" calcext:value-type="float">
            <text:p>14.839.076 </text:p>
          </table:table-cell>
          <table:table-cell table:style-name="ce15" office:value-type="float" office:value="1309094" calcext:value-type="float">
            <text:p>1.309.094 </text:p>
          </table:table-cell>
          <table:table-cell table:style-name="ce15" office:value-type="float" office:value="108778635" calcext:value-type="float">
            <text:p>108.778.635 </text:p>
          </table:table-cell>
          <table:table-cell table:style-name="ce15" office:value-type="float" office:value="16109540" calcext:value-type="float">
            <text:p>16.109.540 </text:p>
          </table:table-cell>
          <table:table-cell table:style-name="ce15" office:value-type="float" office:value="870948" calcext:value-type="float">
            <text:p>870.948 </text:p>
          </table:table-cell>
          <table:table-cell table:style-name="ce15" office:value-type="float" office:value="37853761" calcext:value-type="float">
            <text:p>37.853.761 </text:p>
          </table:table-cell>
          <table:table-cell table:style-name="ce15" office:value-type="float" office:value="318075" calcext:value-type="float">
            <text:p>318.075 </text:p>
          </table:table-cell>
          <table:table-cell table:style-name="ce15" office:value-type="float" office:value="736834" calcext:value-type="float">
            <text:p>736.834 </text:p>
          </table:table-cell>
          <table:table-cell table:style-name="ce15" office:value-type="float" office:value="1199071" calcext:value-type="float">
            <text:p>1.199.071 </text:p>
          </table:table-cell>
          <table:table-cell table:style-name="ce15" office:value-type="float" office:value="1869860" calcext:value-type="float">
            <text:p>1.869.860 </text:p>
          </table:table-cell>
          <table:table-cell table:style-name="ce15" office:value-type="float" office:value="36465892" calcext:value-type="float">
            <text:p>36.465.892 </text:p>
          </table:table-cell>
          <table:table-cell table:style-name="ce15" office:value-type="float" office:value="69356" calcext:value-type="float">
            <text:p>69.356 </text:p>
          </table:table-cell>
          <table:table-cell table:style-name="ce15" office:value-type="float" office:value="98810988" calcext:value-type="float">
            <text:p>98.810.988 </text:p>
          </table:table-cell>
          <table:table-cell table:style-name="ce15" office:value-type="float" office:value="112667574" calcext:value-type="float">
            <text:p>112.667.574 </text:p>
          </table:table-cell>
          <table:table-cell table:style-name="ce15" office:value-type="float" office:value="432791" calcext:value-type="float">
            <text:p>432.791 </text:p>
          </table:table-cell>
          <table:table-cell table:style-name="ce15" office:value-type="float" office:value="13421" calcext:value-type="float">
            <text:p>13.421 </text:p>
          </table:table-cell>
          <table:table-cell table:style-name="ce15" office:value-type="float" office:value="43666" calcext:value-type="float">
            <text:p>43.666 </text:p>
          </table:table-cell>
          <table:table-cell table:style-name="ce15" office:value-type="float" office:value="86672421" calcext:value-type="float">
            <text:p>86.672.421 </text:p>
          </table:table-cell>
          <table:table-cell table:style-name="ce15" office:value-type="float" office:value="174058047" calcext:value-type="float">
            <text:p>174.058.047 </text:p>
          </table:table-cell>
          <table:table-cell table:style-name="ce15" office:value-type="float" office:value="1168905" calcext:value-type="float">
            <text:p>1.168.905 </text:p>
          </table:table-cell>
          <table:table-cell table:style-name="ce15" office:value-type="float" office:value="480828876" calcext:value-type="float">
            <text:p>480.828.87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229231926" calcext:value-type="float">
            <text:p>1.229.231.92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28833" calcext:value-type="float">
            <text:p>28.833 </text:p>
          </table:table-cell>
          <table:table-cell table:style-name="ce15" office:value-type="float" office:value="2081050" calcext:value-type="float">
            <text:p>2.081.050 </text:p>
          </table:table-cell>
          <table:table-cell table:style-name="ce15" office:value-type="float" office:value="4779587" calcext:value-type="float">
            <text:p>4.779.587 </text:p>
          </table:table-cell>
          <table:table-cell table:style-name="ce15" office:value-type="float" office:value="50545" calcext:value-type="float">
            <text:p>50.545 </text:p>
          </table:table-cell>
          <table:table-cell table:style-name="ce15" office:value-type="float" office:value="61587933" calcext:value-type="float">
            <text:p>61.587.933 </text:p>
          </table:table-cell>
          <table:table-cell table:style-name="ce15" office:value-type="float" office:value="10040077" calcext:value-type="float">
            <text:p>10.040.077 </text:p>
          </table:table-cell>
          <table:table-cell table:style-name="ce15" office:value-type="float" office:value="4493119" calcext:value-type="float">
            <text:p>4.493.119 </text:p>
          </table:table-cell>
          <table:table-cell table:style-name="ce15" office:value-type="float" office:value="31919193" calcext:value-type="float">
            <text:p>31.919.193 </text:p>
          </table:table-cell>
          <table:table-cell table:style-name="ce15" office:value-type="float" office:value="11479906" calcext:value-type="float">
            <text:p>11.479.906 </text:p>
          </table:table-cell>
          <table:table-cell table:style-name="ce15" office:value-type="float" office:value="718790" calcext:value-type="float">
            <text:p>718.790 </text:p>
          </table:table-cell>
          <table:table-cell table:style-name="ce15" office:value-type="float" office:value="99539840" calcext:value-type="float">
            <text:p>99.539.840 </text:p>
          </table:table-cell>
          <table:table-cell table:style-name="ce15" office:value-type="float" office:value="5470584" calcext:value-type="float">
            <text:p>5.470.584 </text:p>
          </table:table-cell>
          <table:table-cell table:style-name="ce15" office:value-type="float" office:value="3473842" calcext:value-type="float">
            <text:p>3.473.842 </text:p>
          </table:table-cell>
          <table:table-cell table:style-name="ce15" office:value-type="float" office:value="1623022" calcext:value-type="float">
            <text:p>1.623.022 </text:p>
          </table:table-cell>
          <table:table-cell table:style-name="ce15" office:value-type="float" office:value="2494530" calcext:value-type="float">
            <text:p>2.494.530 </text:p>
          </table:table-cell>
          <table:table-cell table:style-name="ce15" office:value-type="float" office:value="37284782" calcext:value-type="float">
            <text:p>37.284.782 </text:p>
          </table:table-cell>
          <table:table-cell table:style-name="ce15" office:value-type="float" office:value="2367492" calcext:value-type="float">
            <text:p>2.367.492 </text:p>
          </table:table-cell>
          <table:table-cell table:style-name="ce15" office:value-type="float" office:value="100181542" calcext:value-type="float">
            <text:p>100.181.542 </text:p>
          </table:table-cell>
          <table:table-cell table:style-name="ce15" office:value-type="float" office:value="89532287" calcext:value-type="float">
            <text:p>89.532.287 </text:p>
          </table:table-cell>
          <table:table-cell table:style-name="ce15" office:value-type="float" office:value="2814122" calcext:value-type="float">
            <text:p>2.814.122 </text:p>
          </table:table-cell>
          <table:table-cell table:style-name="ce15" office:value-type="float" office:value="1903135" calcext:value-type="float">
            <text:p>1.903.135 </text:p>
          </table:table-cell>
          <table:table-cell table:style-name="ce15" office:value-type="float" office:value="12832" calcext:value-type="float">
            <text:p>12.832 </text:p>
          </table:table-cell>
          <table:table-cell table:style-name="ce15" office:value-type="float" office:value="99526865" calcext:value-type="float">
            <text:p>99.526.865 </text:p>
          </table:table-cell>
          <table:table-cell table:style-name="ce15" office:value-type="float" office:value="113430539" calcext:value-type="float">
            <text:p>113.430.539 </text:p>
          </table:table-cell>
          <table:table-cell table:style-name="ce15" office:value-type="float" office:value="5606184" calcext:value-type="float">
            <text:p>5.606.184 </text:p>
          </table:table-cell>
          <table:table-cell table:style-name="ce15" office:value-type="float" office:value="832428862" calcext:value-type="float">
            <text:p>832.428.862 </text:p>
          </table:table-cell>
          <table:table-cell table:style-name="ce15" office:value-type="float" office:value="1026090" calcext:value-type="float">
            <text:p>1.026.090 </text:p>
          </table:table-cell>
          <table:table-cell table:style-name="ce25" office:value-type="float" office:value="1525895584" calcext:value-type="float">
            <text:p>1.525.895.58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1670246" calcext:value-type="float">
            <text:p>11.670.246 </text:p>
          </table:table-cell>
          <table:table-cell table:style-name="ce15" office:value-type="float" office:value="44083436" calcext:value-type="float">
            <text:p>44.083.436 </text:p>
          </table:table-cell>
          <table:table-cell table:style-name="ce15" office:value-type="float" office:value="233148033" calcext:value-type="float">
            <text:p>233.148.033 </text:p>
          </table:table-cell>
          <table:table-cell table:style-name="ce15" office:value-type="float" office:value="8789109" calcext:value-type="float">
            <text:p>8.789.109 </text:p>
          </table:table-cell>
          <table:table-cell table:style-name="ce15" office:value-type="float" office:value="265477598" calcext:value-type="float">
            <text:p>265.477.598 </text:p>
          </table:table-cell>
          <table:table-cell table:style-name="ce15" office:value-type="float" office:value="203676590" calcext:value-type="float">
            <text:p>203.676.590 </text:p>
          </table:table-cell>
          <table:table-cell table:style-name="ce15" office:value-type="float" office:value="5433229090" calcext:value-type="float">
            <text:p>5.433.229.090 </text:p>
          </table:table-cell>
          <table:table-cell table:style-name="ce15" office:value-type="float" office:value="177029118" calcext:value-type="float">
            <text:p>177.029.118 </text:p>
          </table:table-cell>
          <table:table-cell table:style-name="ce15" office:value-type="float" office:value="190248748" calcext:value-type="float">
            <text:p>190.248.748 </text:p>
          </table:table-cell>
          <table:table-cell table:style-name="ce15" office:value-type="float" office:value="64528686" calcext:value-type="float">
            <text:p>64.528.686 </text:p>
          </table:table-cell>
          <table:table-cell table:style-name="ce15" office:value-type="float" office:value="1128227337" calcext:value-type="float">
            <text:p>1.128.227.337 </text:p>
          </table:table-cell>
          <table:table-cell table:style-name="ce15" office:value-type="float" office:value="82552976" calcext:value-type="float">
            <text:p>82.552.976 </text:p>
          </table:table-cell>
          <table:table-cell table:style-name="ce15" office:value-type="float" office:value="103945421" calcext:value-type="float">
            <text:p>103.945.421 </text:p>
          </table:table-cell>
          <table:table-cell table:style-name="ce15" office:value-type="float" office:value="120310071" calcext:value-type="float">
            <text:p>120.310.071 </text:p>
          </table:table-cell>
          <table:table-cell table:style-name="ce15" office:value-type="float" office:value="73136113" calcext:value-type="float">
            <text:p>73.136.113 </text:p>
          </table:table-cell>
          <table:table-cell table:style-name="ce15" office:value-type="float" office:value="248895740" calcext:value-type="float">
            <text:p>248.895.740 </text:p>
          </table:table-cell>
          <table:table-cell table:style-name="ce15" office:value-type="float" office:value="35580609" calcext:value-type="float">
            <text:p>35.580.609 </text:p>
          </table:table-cell>
          <table:table-cell table:style-name="ce15" office:value-type="float" office:value="751722680" calcext:value-type="float">
            <text:p>751.722.680 </text:p>
          </table:table-cell>
          <table:table-cell table:style-name="ce15" office:value-type="float" office:value="3200914536" calcext:value-type="float">
            <text:p>3.200.914.536 </text:p>
          </table:table-cell>
          <table:table-cell table:style-name="ce15" office:value-type="float" office:value="64723786" calcext:value-type="float">
            <text:p>64.723.786 </text:p>
          </table:table-cell>
          <table:table-cell table:style-name="ce15" office:value-type="float" office:value="34094107" calcext:value-type="float">
            <text:p>34.094.107 </text:p>
          </table:table-cell>
          <table:table-cell table:style-name="ce15" office:value-type="float" office:value="9827128" calcext:value-type="float">
            <text:p>9.827.128 </text:p>
          </table:table-cell>
          <table:table-cell table:style-name="ce15" office:value-type="float" office:value="745261771" calcext:value-type="float">
            <text:p>745.261.771 </text:p>
          </table:table-cell>
          <table:table-cell table:style-name="ce15" office:value-type="float" office:value="417466502" calcext:value-type="float">
            <text:p>417.466.502 </text:p>
          </table:table-cell>
          <table:table-cell table:style-name="ce15" office:value-type="float" office:value="54593942" calcext:value-type="float">
            <text:p>54.593.942 </text:p>
          </table:table-cell>
          <table:table-cell table:style-name="ce15" office:value-type="float" office:value="8236872929" calcext:value-type="float">
            <text:p>8.236.872.929 </text:p>
          </table:table-cell>
          <table:table-cell table:style-name="ce15" office:value-type="float" office:value="19561305" calcext:value-type="float">
            <text:p>19.561.305 </text:p>
          </table:table-cell>
          <table:table-cell table:style-name="ce25" office:value-type="float" office:value="21959567610" calcext:value-type="float">
            <text:p>21.959.567.61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1083910" calcext:value-type="float">
            <text:p>1.083.910 </text:p>
          </table:table-cell>
          <table:table-cell table:style-name="ce15" office:value-type="float" office:value="5172175" calcext:value-type="float">
            <text:p>5.172.175 </text:p>
          </table:table-cell>
          <table:table-cell table:style-name="ce15" office:value-type="float" office:value="6767359" calcext:value-type="float">
            <text:p>6.767.359 </text:p>
          </table:table-cell>
          <table:table-cell table:style-name="ce15" office:value-type="float" office:value="1626974" calcext:value-type="float">
            <text:p>1.626.974 </text:p>
          </table:table-cell>
          <table:table-cell table:style-name="ce15" office:value-type="float" office:value="17535283" calcext:value-type="float">
            <text:p>17.535.283 </text:p>
          </table:table-cell>
          <table:table-cell table:style-name="ce15" office:value-type="float" office:value="11476204" calcext:value-type="float">
            <text:p>11.476.204 </text:p>
          </table:table-cell>
          <table:table-cell table:style-name="ce15" office:value-type="float" office:value="26285555" calcext:value-type="float">
            <text:p>26.285.555 </text:p>
          </table:table-cell>
          <table:table-cell table:style-name="ce15" office:value-type="float" office:value="11235735" calcext:value-type="float">
            <text:p>11.235.735 </text:p>
          </table:table-cell>
          <table:table-cell table:style-name="ce15" office:value-type="float" office:value="11885074" calcext:value-type="float">
            <text:p>11.885.074 </text:p>
          </table:table-cell>
          <table:table-cell table:style-name="ce15" office:value-type="float" office:value="5444232" calcext:value-type="float">
            <text:p>5.444.232 </text:p>
          </table:table-cell>
          <table:table-cell table:style-name="ce15" office:value-type="float" office:value="115247124" calcext:value-type="float">
            <text:p>115.247.124 </text:p>
          </table:table-cell>
          <table:table-cell table:style-name="ce15" office:value-type="float" office:value="8189550" calcext:value-type="float">
            <text:p>8.189.550 </text:p>
          </table:table-cell>
          <table:table-cell table:style-name="ce15" office:value-type="float" office:value="8486256" calcext:value-type="float">
            <text:p>8.486.256 </text:p>
          </table:table-cell>
          <table:table-cell table:style-name="ce15" office:value-type="float" office:value="8132286" calcext:value-type="float">
            <text:p>8.132.286 </text:p>
          </table:table-cell>
          <table:table-cell table:style-name="ce15" office:value-type="float" office:value="5688703" calcext:value-type="float">
            <text:p>5.688.703 </text:p>
          </table:table-cell>
          <table:table-cell table:style-name="ce15" office:value-type="float" office:value="16315771" calcext:value-type="float">
            <text:p>16.315.771 </text:p>
          </table:table-cell>
          <table:table-cell table:style-name="ce15" office:value-type="float" office:value="3196252" calcext:value-type="float">
            <text:p>3.196.252 </text:p>
          </table:table-cell>
          <table:table-cell table:style-name="ce15" office:value-type="float" office:value="34683097" calcext:value-type="float">
            <text:p>34.683.097 </text:p>
          </table:table-cell>
          <table:table-cell table:style-name="ce15" office:value-type="float" office:value="158642379" calcext:value-type="float">
            <text:p>158.642.379 </text:p>
          </table:table-cell>
          <table:table-cell table:style-name="ce15" office:value-type="float" office:value="5370118" calcext:value-type="float">
            <text:p>5.370.118 </text:p>
          </table:table-cell>
          <table:table-cell table:style-name="ce15" office:value-type="float" office:value="3066790" calcext:value-type="float">
            <text:p>3.066.790 </text:p>
          </table:table-cell>
          <table:table-cell table:style-name="ce15" office:value-type="float" office:value="991327" calcext:value-type="float">
            <text:p>991.327 </text:p>
          </table:table-cell>
          <table:table-cell table:style-name="ce15" office:value-type="float" office:value="84935269" calcext:value-type="float">
            <text:p>84.935.269 </text:p>
          </table:table-cell>
          <table:table-cell table:style-name="ce15" office:value-type="float" office:value="25141218" calcext:value-type="float">
            <text:p>25.141.218 </text:p>
          </table:table-cell>
          <table:table-cell table:style-name="ce15" office:value-type="float" office:value="6149148" calcext:value-type="float">
            <text:p>6.149.148 </text:p>
          </table:table-cell>
          <table:table-cell table:style-name="ce15" office:value-type="float" office:value="416145925" calcext:value-type="float">
            <text:p>416.145.925 </text:p>
          </table:table-cell>
          <table:table-cell table:style-name="ce15" office:value-type="float" office:value="1746698" calcext:value-type="float">
            <text:p>1.746.698 </text:p>
          </table:table-cell>
          <table:table-cell table:style-name="ce25" office:value-type="float" office:value="1000640411" calcext:value-type="float">
            <text:p>1.000.640.41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5009568" calcext:value-type="float">
            <text:p>5.009.568 </text:p>
          </table:table-cell>
          <table:table-cell table:style-name="ce15" office:value-type="float" office:value="17161004" calcext:value-type="float">
            <text:p>17.161.004 </text:p>
          </table:table-cell>
          <table:table-cell table:style-name="ce15" office:value-type="float" office:value="134793128" calcext:value-type="float">
            <text:p>134.793.128 </text:p>
          </table:table-cell>
          <table:table-cell table:style-name="ce15" office:value-type="float" office:value="4136265" calcext:value-type="float">
            <text:p>4.136.265 </text:p>
          </table:table-cell>
          <table:table-cell table:style-name="ce15" office:value-type="float" office:value="125027884" calcext:value-type="float">
            <text:p>125.027.884 </text:p>
          </table:table-cell>
          <table:table-cell table:style-name="ce15" office:value-type="float" office:value="77727203" calcext:value-type="float">
            <text:p>77.727.203 </text:p>
          </table:table-cell>
          <table:table-cell table:style-name="ce15" office:value-type="float" office:value="3057162945" calcext:value-type="float">
            <text:p>3.057.162.945 </text:p>
          </table:table-cell>
          <table:table-cell table:style-name="ce15" office:value-type="float" office:value="87163977" calcext:value-type="float">
            <text:p>87.163.977 </text:p>
          </table:table-cell>
          <table:table-cell table:style-name="ce15" office:value-type="float" office:value="93136709" calcext:value-type="float">
            <text:p>93.136.709 </text:p>
          </table:table-cell>
          <table:table-cell table:style-name="ce15" office:value-type="float" office:value="29944025" calcext:value-type="float">
            <text:p>29.944.025 </text:p>
          </table:table-cell>
          <table:table-cell table:style-name="ce15" office:value-type="float" office:value="567318909" calcext:value-type="float">
            <text:p>567.318.909 </text:p>
          </table:table-cell>
          <table:table-cell table:style-name="ce15" office:value-type="float" office:value="43174303" calcext:value-type="float">
            <text:p>43.174.303 </text:p>
          </table:table-cell>
          <table:table-cell table:style-name="ce15" office:value-type="float" office:value="50314199" calcext:value-type="float">
            <text:p>50.314.199 </text:p>
          </table:table-cell>
          <table:table-cell table:style-name="ce15" office:value-type="float" office:value="52934349" calcext:value-type="float">
            <text:p>52.934.349 </text:p>
          </table:table-cell>
          <table:table-cell table:style-name="ce15" office:value-type="float" office:value="26428635" calcext:value-type="float">
            <text:p>26.428.635 </text:p>
          </table:table-cell>
          <table:table-cell table:style-name="ce15" office:value-type="float" office:value="105709967" calcext:value-type="float">
            <text:p>105.709.967 </text:p>
          </table:table-cell>
          <table:table-cell table:style-name="ce15" office:value-type="float" office:value="15439453" calcext:value-type="float">
            <text:p>15.439.453 </text:p>
          </table:table-cell>
          <table:table-cell table:style-name="ce15" office:value-type="float" office:value="314837654" calcext:value-type="float">
            <text:p>314.837.654 </text:p>
          </table:table-cell>
          <table:table-cell table:style-name="ce15" office:value-type="float" office:value="1363416700" calcext:value-type="float">
            <text:p>1.363.416.700 </text:p>
          </table:table-cell>
          <table:table-cell table:style-name="ce15" office:value-type="float" office:value="26500881" calcext:value-type="float">
            <text:p>26.500.881 </text:p>
          </table:table-cell>
          <table:table-cell table:style-name="ce15" office:value-type="float" office:value="15304499" calcext:value-type="float">
            <text:p>15.304.499 </text:p>
          </table:table-cell>
          <table:table-cell table:style-name="ce15" office:value-type="float" office:value="3732887" calcext:value-type="float">
            <text:p>3.732.887 </text:p>
          </table:table-cell>
          <table:table-cell table:style-name="ce15" office:value-type="float" office:value="280665736" calcext:value-type="float">
            <text:p>280.665.736 </text:p>
          </table:table-cell>
          <table:table-cell table:style-name="ce15" office:value-type="float" office:value="214769193" calcext:value-type="float">
            <text:p>214.769.193 </text:p>
          </table:table-cell>
          <table:table-cell table:style-name="ce15" office:value-type="float" office:value="19258144" calcext:value-type="float">
            <text:p>19.258.144 </text:p>
          </table:table-cell>
          <table:table-cell table:style-name="ce15" office:value-type="float" office:value="2965218324" calcext:value-type="float">
            <text:p>2.965.218.324 </text:p>
          </table:table-cell>
          <table:table-cell table:style-name="ce15" office:value-type="float" office:value="10495549" calcext:value-type="float">
            <text:p>10.495.549 </text:p>
          </table:table-cell>
          <table:table-cell table:style-name="ce25" office:value-type="float" office:value="9706782088" calcext:value-type="float">
            <text:p>9.706.782.08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8225" calcext:value-type="float">
            <text:p>28.225 </text:p>
          </table:table-cell>
          <table:table-cell table:style-name="ce15" office:value-type="float" office:value="192690" calcext:value-type="float">
            <text:p>192.690 </text:p>
          </table:table-cell>
          <table:table-cell table:style-name="ce15" office:value-type="float" office:value="78" calcext:value-type="float">
            <text:p>78 </text:p>
          </table:table-cell>
          <table:table-cell table:style-name="ce15" office:value-type="float" office:value="2975184" calcext:value-type="float">
            <text:p>2.975.184 </text:p>
          </table:table-cell>
          <table:table-cell table:style-name="ce15" office:value-type="float" office:value="971521" calcext:value-type="float">
            <text:p>971.521 </text:p>
          </table:table-cell>
          <table:table-cell table:style-name="ce15" office:value-type="float" office:value="185066825" calcext:value-type="float">
            <text:p>185.066.825 </text:p>
          </table:table-cell>
          <table:table-cell table:style-name="ce15" office:value-type="float" office:value="8654911" calcext:value-type="float">
            <text:p>8.654.911 </text:p>
          </table:table-cell>
          <table:table-cell table:style-name="ce15" office:value-type="float" office:value="194181" calcext:value-type="float">
            <text:p>194.181 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5457119" calcext:value-type="float">
            <text:p>5.457.119 </text:p>
          </table:table-cell>
          <table:table-cell table:style-name="ce15" office:value-type="float" office:value="46402" calcext:value-type="float">
            <text:p>46.402 </text:p>
          </table:table-cell>
          <table:table-cell table:style-name="ce15" office:value-type="float" office:value="170591" calcext:value-type="float">
            <text:p>170.591 </text:p>
          </table:table-cell>
          <table:table-cell table:style-name="ce15" office:value-type="float" office:value="14986088" calcext:value-type="float">
            <text:p>14.986.088 </text:p>
          </table:table-cell>
          <table:table-cell table:style-name="ce15" office:value-type="float" office:value="1076" calcext:value-type="float">
            <text:p>1.076 </text:p>
          </table:table-cell>
          <table:table-cell table:style-name="ce15" office:value-type="float" office:value="8422823" calcext:value-type="float">
            <text:p>8.422.82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2131282" calcext:value-type="float">
            <text:p>22.131.282 </text:p>
          </table:table-cell>
          <table:table-cell table:style-name="ce15" office:value-type="float" office:value="312362284" calcext:value-type="float">
            <text:p>312.362.284 </text:p>
          </table:table-cell>
          <table:table-cell table:style-name="ce15" office:value-type="float" office:value="75885" calcext:value-type="float">
            <text:p>75.885 </text:p>
          </table:table-cell>
          <table:table-cell table:style-name="ce15" office:value-type="float" office:value="13121" calcext:value-type="float">
            <text:p>13.12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9055651" calcext:value-type="float">
            <text:p>29.055.651 </text:p>
          </table:table-cell>
          <table:table-cell table:style-name="ce15" office:value-type="float" office:value="1218677" calcext:value-type="float">
            <text:p>1.218.677 </text:p>
          </table:table-cell>
          <table:table-cell table:style-name="ce15" office:value-type="float" office:value="1323490" calcext:value-type="float">
            <text:p>1.323.490 </text:p>
          </table:table-cell>
          <table:table-cell table:style-name="ce15" office:value-type="float" office:value="554217024" calcext:value-type="float">
            <text:p>554.217.024 </text:p>
          </table:table-cell>
          <table:table-cell table:style-name="ce15" office:value-type="float" office:value="27048" calcext:value-type="float">
            <text:p>27.048 </text:p>
          </table:table-cell>
          <table:table-cell table:style-name="ce25" office:value-type="float" office:value="1147592186" calcext:value-type="float">
            <text:p>1.147.592.18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5009568" calcext:value-type="float">
            <text:p>5.009.568 </text:p>
          </table:table-cell>
          <table:table-cell table:style-name="ce15" office:value-type="float" office:value="17132779" calcext:value-type="float">
            <text:p>17.132.779 </text:p>
          </table:table-cell>
          <table:table-cell table:style-name="ce15" office:value-type="float" office:value="134600438" calcext:value-type="float">
            <text:p>134.600.438 </text:p>
          </table:table-cell>
          <table:table-cell table:style-name="ce15" office:value-type="float" office:value="4136186" calcext:value-type="float">
            <text:p>4.136.186 </text:p>
          </table:table-cell>
          <table:table-cell table:style-name="ce15" office:value-type="float" office:value="122052700" calcext:value-type="float">
            <text:p>122.052.700 </text:p>
          </table:table-cell>
          <table:table-cell table:style-name="ce15" office:value-type="float" office:value="76755682" calcext:value-type="float">
            <text:p>76.755.682 </text:p>
          </table:table-cell>
          <table:table-cell table:style-name="ce15" office:value-type="float" office:value="2872096120" calcext:value-type="float">
            <text:p>2.872.096.120 </text:p>
          </table:table-cell>
          <table:table-cell table:style-name="ce15" office:value-type="float" office:value="78509066" calcext:value-type="float">
            <text:p>78.509.066 </text:p>
          </table:table-cell>
          <table:table-cell table:style-name="ce15" office:value-type="float" office:value="92942528" calcext:value-type="float">
            <text:p>92.942.528 </text:p>
          </table:table-cell>
          <table:table-cell table:style-name="ce15" office:value-type="float" office:value="29944015" calcext:value-type="float">
            <text:p>29.944.015 </text:p>
          </table:table-cell>
          <table:table-cell table:style-name="ce15" office:value-type="float" office:value="561861790" calcext:value-type="float">
            <text:p>561.861.790 </text:p>
          </table:table-cell>
          <table:table-cell table:style-name="ce15" office:value-type="float" office:value="43127900" calcext:value-type="float">
            <text:p>43.127.900 </text:p>
          </table:table-cell>
          <table:table-cell table:style-name="ce15" office:value-type="float" office:value="50143608" calcext:value-type="float">
            <text:p>50.143.608 </text:p>
          </table:table-cell>
          <table:table-cell table:style-name="ce15" office:value-type="float" office:value="37948261" calcext:value-type="float">
            <text:p>37.948.261 </text:p>
          </table:table-cell>
          <table:table-cell table:style-name="ce15" office:value-type="float" office:value="26427560" calcext:value-type="float">
            <text:p>26.427.560 </text:p>
          </table:table-cell>
          <table:table-cell table:style-name="ce15" office:value-type="float" office:value="97287145" calcext:value-type="float">
            <text:p>97.287.145 </text:p>
          </table:table-cell>
          <table:table-cell table:style-name="ce15" office:value-type="float" office:value="15439453" calcext:value-type="float">
            <text:p>15.439.453 </text:p>
          </table:table-cell>
          <table:table-cell table:style-name="ce15" office:value-type="float" office:value="292706372" calcext:value-type="float">
            <text:p>292.706.372 </text:p>
          </table:table-cell>
          <table:table-cell table:style-name="ce15" office:value-type="float" office:value="1051054417" calcext:value-type="float">
            <text:p>1.051.054.417 </text:p>
          </table:table-cell>
          <table:table-cell table:style-name="ce15" office:value-type="float" office:value="26424995" calcext:value-type="float">
            <text:p>26.424.995 </text:p>
          </table:table-cell>
          <table:table-cell table:style-name="ce15" office:value-type="float" office:value="15291377" calcext:value-type="float">
            <text:p>15.291.377 </text:p>
          </table:table-cell>
          <table:table-cell table:style-name="ce15" office:value-type="float" office:value="3732887" calcext:value-type="float">
            <text:p>3.732.887 </text:p>
          </table:table-cell>
          <table:table-cell table:style-name="ce15" office:value-type="float" office:value="251610085" calcext:value-type="float">
            <text:p>251.610.085 </text:p>
          </table:table-cell>
          <table:table-cell table:style-name="ce15" office:value-type="float" office:value="213550516" calcext:value-type="float">
            <text:p>213.550.516 </text:p>
          </table:table-cell>
          <table:table-cell table:style-name="ce15" office:value-type="float" office:value="17934654" calcext:value-type="float">
            <text:p>17.934.654 </text:p>
          </table:table-cell>
          <table:table-cell table:style-name="ce15" office:value-type="float" office:value="2411001300" calcext:value-type="float">
            <text:p>2.411.001.300 </text:p>
          </table:table-cell>
          <table:table-cell table:style-name="ce15" office:value-type="float" office:value="10468501" calcext:value-type="float">
            <text:p>10.468.501 </text:p>
          </table:table-cell>
          <table:table-cell table:style-name="ce25" office:value-type="float" office:value="8559189902" calcext:value-type="float">
            <text:p>8.559.189.90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5576768" calcext:value-type="float">
            <text:p>5.576.768 </text:p>
          </table:table-cell>
          <table:table-cell table:style-name="ce15" office:value-type="float" office:value="21750258" calcext:value-type="float">
            <text:p>21.750.258 </text:p>
          </table:table-cell>
          <table:table-cell table:style-name="ce15" office:value-type="float" office:value="91587547" calcext:value-type="float">
            <text:p>91.587.547 </text:p>
          </table:table-cell>
          <table:table-cell table:style-name="ce15" office:value-type="float" office:value="3025870" calcext:value-type="float">
            <text:p>3.025.870 </text:p>
          </table:table-cell>
          <table:table-cell table:style-name="ce15" office:value-type="float" office:value="122914431" calcext:value-type="float">
            <text:p>122.914.431 </text:p>
          </table:table-cell>
          <table:table-cell table:style-name="ce15" office:value-type="float" office:value="114473184" calcext:value-type="float">
            <text:p>114.473.184 </text:p>
          </table:table-cell>
          <table:table-cell table:style-name="ce15" office:value-type="float" office:value="2349780590" calcext:value-type="float">
            <text:p>2.349.780.590 </text:p>
          </table:table-cell>
          <table:table-cell table:style-name="ce15" office:value-type="float" office:value="78629407" calcext:value-type="float">
            <text:p>78.629.407 </text:p>
          </table:table-cell>
          <table:table-cell table:style-name="ce15" office:value-type="float" office:value="85226965" calcext:value-type="float">
            <text:p>85.226.965 </text:p>
          </table:table-cell>
          <table:table-cell table:style-name="ce15" office:value-type="float" office:value="29140429" calcext:value-type="float">
            <text:p>29.140.429 </text:p>
          </table:table-cell>
          <table:table-cell table:style-name="ce15" office:value-type="float" office:value="445661304" calcext:value-type="float">
            <text:p>445.661.304 </text:p>
          </table:table-cell>
          <table:table-cell table:style-name="ce15" office:value-type="float" office:value="31189123" calcext:value-type="float">
            <text:p>31.189.123 </text:p>
          </table:table-cell>
          <table:table-cell table:style-name="ce15" office:value-type="float" office:value="45144966" calcext:value-type="float">
            <text:p>45.144.966 </text:p>
          </table:table-cell>
          <table:table-cell table:style-name="ce15" office:value-type="float" office:value="59243436" calcext:value-type="float">
            <text:p>59.243.436 </text:p>
          </table:table-cell>
          <table:table-cell table:style-name="ce15" office:value-type="float" office:value="41018775" calcext:value-type="float">
            <text:p>41.018.775 </text:p>
          </table:table-cell>
          <table:table-cell table:style-name="ce15" office:value-type="float" office:value="126870002" calcext:value-type="float">
            <text:p>126.870.002 </text:p>
          </table:table-cell>
          <table:table-cell table:style-name="ce15" office:value-type="float" office:value="16944904" calcext:value-type="float">
            <text:p>16.944.904 </text:p>
          </table:table-cell>
          <table:table-cell table:style-name="ce15" office:value-type="float" office:value="402201930" calcext:value-type="float">
            <text:p>402.201.930 </text:p>
          </table:table-cell>
          <table:table-cell table:style-name="ce15" office:value-type="float" office:value="1678855457" calcext:value-type="float">
            <text:p>1.678.855.457 </text:p>
          </table:table-cell>
          <table:table-cell table:style-name="ce15" office:value-type="float" office:value="32852788" calcext:value-type="float">
            <text:p>32.852.788 </text:p>
          </table:table-cell>
          <table:table-cell table:style-name="ce15" office:value-type="float" office:value="15722819" calcext:value-type="float">
            <text:p>15.722.819 </text:p>
          </table:table-cell>
          <table:table-cell table:style-name="ce15" office:value-type="float" office:value="5102913" calcext:value-type="float">
            <text:p>5.102.913 </text:p>
          </table:table-cell>
          <table:table-cell table:style-name="ce15" office:value-type="float" office:value="379660766" calcext:value-type="float">
            <text:p>379.660.766 </text:p>
          </table:table-cell>
          <table:table-cell table:style-name="ce15" office:value-type="float" office:value="177556091" calcext:value-type="float">
            <text:p>177.556.091 </text:p>
          </table:table-cell>
          <table:table-cell table:style-name="ce15" office:value-type="float" office:value="29186650" calcext:value-type="float">
            <text:p>29.186.650 </text:p>
          </table:table-cell>
          <table:table-cell table:style-name="ce15" office:value-type="float" office:value="4855508681" calcext:value-type="float">
            <text:p>4.855.508.681 </text:p>
          </table:table-cell>
          <table:table-cell table:style-name="ce15" office:value-type="float" office:value="7319058" calcext:value-type="float">
            <text:p>7.319.058 </text:p>
          </table:table-cell>
          <table:table-cell table:style-name="ce25" office:value-type="float" office:value="11252145112" calcext:value-type="float">
            <text:p>11.252.145.1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112306" calcext:value-type="float">
            <text:p>5.112.306 </text:p>
          </table:table-cell>
          <table:table-cell table:style-name="ce15" office:value-type="float" office:value="19193355" calcext:value-type="float">
            <text:p>19.193.355 </text:p>
          </table:table-cell>
          <table:table-cell table:style-name="ce15" office:value-type="float" office:value="59571915" calcext:value-type="float">
            <text:p>59.571.915 </text:p>
          </table:table-cell>
          <table:table-cell table:style-name="ce15" office:value-type="float" office:value="2739641" calcext:value-type="float">
            <text:p>2.739.641 </text:p>
          </table:table-cell>
          <table:table-cell table:style-name="ce15" office:value-type="float" office:value="98242814" calcext:value-type="float">
            <text:p>98.242.814 </text:p>
          </table:table-cell>
          <table:table-cell table:style-name="ce15" office:value-type="float" office:value="82559368" calcext:value-type="float">
            <text:p>82.559.368 </text:p>
          </table:table-cell>
          <table:table-cell table:style-name="ce15" office:value-type="float" office:value="1782075232" calcext:value-type="float">
            <text:p>1.782.075.232 </text:p>
          </table:table-cell>
          <table:table-cell table:style-name="ce15" office:value-type="float" office:value="56531881" calcext:value-type="float">
            <text:p>56.531.881 </text:p>
          </table:table-cell>
          <table:table-cell table:style-name="ce15" office:value-type="float" office:value="70227631" calcext:value-type="float">
            <text:p>70.227.631 </text:p>
          </table:table-cell>
          <table:table-cell table:style-name="ce15" office:value-type="float" office:value="25787155" calcext:value-type="float">
            <text:p>25.787.155 </text:p>
          </table:table-cell>
          <table:table-cell table:style-name="ce15" office:value-type="float" office:value="330808123" calcext:value-type="float">
            <text:p>330.808.123 </text:p>
          </table:table-cell>
          <table:table-cell table:style-name="ce15" office:value-type="float" office:value="25966578" calcext:value-type="float">
            <text:p>25.966.578 </text:p>
          </table:table-cell>
          <table:table-cell table:style-name="ce15" office:value-type="float" office:value="37068652" calcext:value-type="float">
            <text:p>37.068.652 </text:p>
          </table:table-cell>
          <table:table-cell table:style-name="ce15" office:value-type="float" office:value="48745023" calcext:value-type="float">
            <text:p>48.745.023 </text:p>
          </table:table-cell>
          <table:table-cell table:style-name="ce15" office:value-type="float" office:value="37250653" calcext:value-type="float">
            <text:p>37.250.653 </text:p>
          </table:table-cell>
          <table:table-cell table:style-name="ce15" office:value-type="float" office:value="103871784" calcext:value-type="float">
            <text:p>103.871.784 </text:p>
          </table:table-cell>
          <table:table-cell table:style-name="ce15" office:value-type="float" office:value="15103846" calcext:value-type="float">
            <text:p>15.103.846 </text:p>
          </table:table-cell>
          <table:table-cell table:style-name="ce15" office:value-type="float" office:value="238105871" calcext:value-type="float">
            <text:p>238.105.871 </text:p>
          </table:table-cell>
          <table:table-cell table:style-name="ce15" office:value-type="float" office:value="953847879" calcext:value-type="float">
            <text:p>953.847.879 </text:p>
          </table:table-cell>
          <table:table-cell table:style-name="ce15" office:value-type="float" office:value="29614803" calcext:value-type="float">
            <text:p>29.614.803 </text:p>
          </table:table-cell>
          <table:table-cell table:style-name="ce15" office:value-type="float" office:value="13582728" calcext:value-type="float">
            <text:p>13.582.728 </text:p>
          </table:table-cell>
          <table:table-cell table:style-name="ce15" office:value-type="float" office:value="4909713" calcext:value-type="float">
            <text:p>4.909.713 </text:p>
          </table:table-cell>
          <table:table-cell table:style-name="ce15" office:value-type="float" office:value="276974629" calcext:value-type="float">
            <text:p>276.974.629 </text:p>
          </table:table-cell>
          <table:table-cell table:style-name="ce15" office:value-type="float" office:value="131440431" calcext:value-type="float">
            <text:p>131.440.431 </text:p>
          </table:table-cell>
          <table:table-cell table:style-name="ce15" office:value-type="float" office:value="23825675" calcext:value-type="float">
            <text:p>23.825.675 </text:p>
          </table:table-cell>
          <table:table-cell table:style-name="ce15" office:value-type="float" office:value="2331749424" calcext:value-type="float">
            <text:p>2.331.749.424 </text:p>
          </table:table-cell>
          <table:table-cell table:style-name="ce15" office:value-type="float" office:value="6172314" calcext:value-type="float">
            <text:p>6.172.314 </text:p>
          </table:table-cell>
          <table:table-cell table:style-name="ce25" office:value-type="float" office:value="6811079425" calcext:value-type="float">
            <text:p>6.811.079.42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220498" calcext:value-type="float">
            <text:p>220.498 </text:p>
          </table:table-cell>
          <table:table-cell table:style-name="ce15" office:value-type="float" office:value="1188360" calcext:value-type="float">
            <text:p>1.188.360 </text:p>
          </table:table-cell>
          <table:table-cell table:style-name="ce15" office:value-type="float" office:value="2646280" calcext:value-type="float">
            <text:p>2.646.280 </text:p>
          </table:table-cell>
          <table:table-cell table:style-name="ce15" office:value-type="float" office:value="105971" calcext:value-type="float">
            <text:p>105.971 </text:p>
          </table:table-cell>
          <table:table-cell table:style-name="ce15" office:value-type="float" office:value="9294425" calcext:value-type="float">
            <text:p>9.294.425 </text:p>
          </table:table-cell>
          <table:table-cell table:style-name="ce15" office:value-type="float" office:value="14341004" calcext:value-type="float">
            <text:p>14.341.004 </text:p>
          </table:table-cell>
          <table:table-cell table:style-name="ce15" office:value-type="float" office:value="428082893" calcext:value-type="float">
            <text:p>428.082.893 </text:p>
          </table:table-cell>
          <table:table-cell table:style-name="ce15" office:value-type="float" office:value="8839676" calcext:value-type="float">
            <text:p>8.839.676 </text:p>
          </table:table-cell>
          <table:table-cell table:style-name="ce15" office:value-type="float" office:value="5771929" calcext:value-type="float">
            <text:p>5.771.929 </text:p>
          </table:table-cell>
          <table:table-cell table:style-name="ce15" office:value-type="float" office:value="993127" calcext:value-type="float">
            <text:p>993.127 </text:p>
          </table:table-cell>
          <table:table-cell table:style-name="ce15" office:value-type="float" office:value="45910272" calcext:value-type="float">
            <text:p>45.910.272 </text:p>
          </table:table-cell>
          <table:table-cell table:style-name="ce15" office:value-type="float" office:value="2819163" calcext:value-type="float">
            <text:p>2.819.163 </text:p>
          </table:table-cell>
          <table:table-cell table:style-name="ce15" office:value-type="float" office:value="3874355" calcext:value-type="float">
            <text:p>3.874.355 </text:p>
          </table:table-cell>
          <table:table-cell table:style-name="ce15" office:value-type="float" office:value="4283519" calcext:value-type="float">
            <text:p>4.283.519 </text:p>
          </table:table-cell>
          <table:table-cell table:style-name="ce15" office:value-type="float" office:value="1000946" calcext:value-type="float">
            <text:p>1.000.946 </text:p>
          </table:table-cell>
          <table:table-cell table:style-name="ce15" office:value-type="float" office:value="7430324" calcext:value-type="float">
            <text:p>7.430.324 </text:p>
          </table:table-cell>
          <table:table-cell table:style-name="ce15" office:value-type="float" office:value="342594" calcext:value-type="float">
            <text:p>342.594 </text:p>
          </table:table-cell>
          <table:table-cell table:style-name="ce15" office:value-type="float" office:value="112861658" calcext:value-type="float">
            <text:p>112.861.658 </text:p>
          </table:table-cell>
          <table:table-cell table:style-name="ce15" office:value-type="float" office:value="350764844" calcext:value-type="float">
            <text:p>350.764.844 </text:p>
          </table:table-cell>
          <table:table-cell table:style-name="ce15" office:value-type="float" office:value="1173583" calcext:value-type="float">
            <text:p>1.173.583 </text:p>
          </table:table-cell>
          <table:table-cell table:style-name="ce15" office:value-type="float" office:value="1348317" calcext:value-type="float">
            <text:p>1.348.317 </text:p>
          </table:table-cell>
          <table:table-cell table:style-name="ce15" office:value-type="float" office:value="80285" calcext:value-type="float">
            <text:p>80.285 </text:p>
          </table:table-cell>
          <table:table-cell table:style-name="ce15" office:value-type="float" office:value="59190531" calcext:value-type="float">
            <text:p>59.190.531 </text:p>
          </table:table-cell>
          <table:table-cell table:style-name="ce15" office:value-type="float" office:value="23630074" calcext:value-type="float">
            <text:p>23.630.074 </text:p>
          </table:table-cell>
          <table:table-cell table:style-name="ce15" office:value-type="float" office:value="3531363" calcext:value-type="float">
            <text:p>3.531.363 </text:p>
          </table:table-cell>
          <table:table-cell table:style-name="ce15" office:value-type="float" office:value="1417418305" calcext:value-type="float">
            <text:p>1.417.418.305 </text:p>
          </table:table-cell>
          <table:table-cell table:style-name="ce15" office:value-type="float" office:value="460273" calcext:value-type="float">
            <text:p>460.273 </text:p>
          </table:table-cell>
          <table:table-cell table:style-name="ce25" office:value-type="float" office:value="2507604569" calcext:value-type="float">
            <text:p>2.507.604.56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1360" calcext:value-type="float">
            <text:p>1.360 </text:p>
          </table:table-cell>
          <table:table-cell table:style-name="ce15" office:value-type="float" office:value="51788" calcext:value-type="float">
            <text:p>51.788 </text:p>
          </table:table-cell>
          <table:table-cell table:style-name="ce15" office:value-type="float" office:value="25090175" calcext:value-type="float">
            <text:p>25.090.175 </text:p>
          </table:table-cell>
          <table:table-cell table:style-name="ce15" office:value-type="float" office:value="65998" calcext:value-type="float">
            <text:p>65.998 </text:p>
          </table:table-cell>
          <table:table-cell table:style-name="ce15" office:value-type="float" office:value="6636083" calcext:value-type="float">
            <text:p>6.636.083 </text:p>
          </table:table-cell>
          <table:table-cell table:style-name="ce15" office:value-type="float" office:value="7985392" calcext:value-type="float">
            <text:p>7.985.392 </text:p>
          </table:table-cell>
          <table:table-cell table:style-name="ce15" office:value-type="float" office:value="15892551" calcext:value-type="float">
            <text:p>15.892.551 </text:p>
          </table:table-cell>
          <table:table-cell table:style-name="ce15" office:value-type="float" office:value="6941625" calcext:value-type="float">
            <text:p>6.941.625 </text:p>
          </table:table-cell>
          <table:table-cell table:style-name="ce15" office:value-type="float" office:value="3250062" calcext:value-type="float">
            <text:p>3.250.062 </text:p>
          </table:table-cell>
          <table:table-cell table:style-name="ce15" office:value-type="float" office:value="440254" calcext:value-type="float">
            <text:p>440.254 </text:p>
          </table:table-cell>
          <table:table-cell table:style-name="ce15" office:value-type="float" office:value="36694782" calcext:value-type="float">
            <text:p>36.694.782 </text:p>
          </table:table-cell>
          <table:table-cell table:style-name="ce15" office:value-type="float" office:value="489550" calcext:value-type="float">
            <text:p>489.550 </text:p>
          </table:table-cell>
          <table:table-cell table:style-name="ce15" office:value-type="float" office:value="1929385" calcext:value-type="float">
            <text:p>1.929.385 </text:p>
          </table:table-cell>
          <table:table-cell table:style-name="ce15" office:value-type="float" office:value="3139648" calcext:value-type="float">
            <text:p>3.139.648 </text:p>
          </table:table-cell>
          <table:table-cell table:style-name="ce15" office:value-type="float" office:value="495730" calcext:value-type="float">
            <text:p>495.730 </text:p>
          </table:table-cell>
          <table:table-cell table:style-name="ce15" office:value-type="float" office:value="7692904" calcext:value-type="float">
            <text:p>7.692.904 </text:p>
          </table:table-cell>
          <table:table-cell table:style-name="ce15" office:value-type="float" office:value="316259" calcext:value-type="float">
            <text:p>316.259 </text:p>
          </table:table-cell>
          <table:table-cell table:style-name="ce15" office:value-type="float" office:value="28380109" calcext:value-type="float">
            <text:p>28.380.109 </text:p>
          </table:table-cell>
          <table:table-cell table:style-name="ce15" office:value-type="float" office:value="280057093" calcext:value-type="float">
            <text:p>280.057.093 </text:p>
          </table:table-cell>
          <table:table-cell table:style-name="ce15" office:value-type="float" office:value="410432" calcext:value-type="float">
            <text:p>410.432 </text:p>
          </table:table-cell>
          <table:table-cell table:style-name="ce15" office:value-type="float" office:value="209923" calcext:value-type="float">
            <text:p>209.923 </text:p>
          </table:table-cell>
          <table:table-cell table:style-name="ce15" office:value-type="float" office:value="132" calcext:value-type="float">
            <text:p>132 </text:p>
          </table:table-cell>
          <table:table-cell table:style-name="ce15" office:value-type="float" office:value="15293668" calcext:value-type="float">
            <text:p>15.293.668 </text:p>
          </table:table-cell>
          <table:table-cell table:style-name="ce15" office:value-type="float" office:value="8276651" calcext:value-type="float">
            <text:p>8.276.651 </text:p>
          </table:table-cell>
          <table:table-cell table:style-name="ce15" office:value-type="float" office:value="62675" calcext:value-type="float">
            <text:p>62.675 </text:p>
          </table:table-cell>
          <table:table-cell table:style-name="ce15" office:value-type="float" office:value="757435132" calcext:value-type="float">
            <text:p>757.435.132 </text:p>
          </table:table-cell>
          <table:table-cell table:style-name="ce15" office:value-type="float" office:value="50203" calcext:value-type="float">
            <text:p>50.203 </text:p>
          </table:table-cell>
          <table:table-cell table:style-name="ce25" office:value-type="float" office:value="1207289565" calcext:value-type="float">
            <text:p>1.207.289.56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42604" calcext:value-type="float">
            <text:p>242.604 </text:p>
          </table:table-cell>
          <table:table-cell table:style-name="ce15" office:value-type="float" office:value="1316755" calcext:value-type="float">
            <text:p>1.316.755 </text:p>
          </table:table-cell>
          <table:table-cell table:style-name="ce15" office:value-type="float" office:value="4279176" calcext:value-type="float">
            <text:p>4.279.176 </text:p>
          </table:table-cell>
          <table:table-cell table:style-name="ce15" office:value-type="float" office:value="114260" calcext:value-type="float">
            <text:p>114.260 </text:p>
          </table:table-cell>
          <table:table-cell table:style-name="ce15" office:value-type="float" office:value="8741108" calcext:value-type="float">
            <text:p>8.741.108 </text:p>
          </table:table-cell>
          <table:table-cell table:style-name="ce15" office:value-type="float" office:value="9587420" calcext:value-type="float">
            <text:p>9.587.420 </text:p>
          </table:table-cell>
          <table:table-cell table:style-name="ce15" office:value-type="float" office:value="123729915" calcext:value-type="float">
            <text:p>123.729.915 </text:p>
          </table:table-cell>
          <table:table-cell table:style-name="ce15" office:value-type="float" office:value="6316225" calcext:value-type="float">
            <text:p>6.316.225 </text:p>
          </table:table-cell>
          <table:table-cell table:style-name="ce15" office:value-type="float" office:value="5977343" calcext:value-type="float">
            <text:p>5.977.343 </text:p>
          </table:table-cell>
          <table:table-cell table:style-name="ce15" office:value-type="float" office:value="1919893" calcext:value-type="float">
            <text:p>1.919.893 </text:p>
          </table:table-cell>
          <table:table-cell table:style-name="ce15" office:value-type="float" office:value="32248127" calcext:value-type="float">
            <text:p>32.248.127 </text:p>
          </table:table-cell>
          <table:table-cell table:style-name="ce15" office:value-type="float" office:value="1913833" calcext:value-type="float">
            <text:p>1.913.833 </text:p>
          </table:table-cell>
          <table:table-cell table:style-name="ce15" office:value-type="float" office:value="2272573" calcext:value-type="float">
            <text:p>2.272.573 </text:p>
          </table:table-cell>
          <table:table-cell table:style-name="ce15" office:value-type="float" office:value="3075247" calcext:value-type="float">
            <text:p>3.075.247 </text:p>
          </table:table-cell>
          <table:table-cell table:style-name="ce15" office:value-type="float" office:value="2271446" calcext:value-type="float">
            <text:p>2.271.446 </text:p>
          </table:table-cell>
          <table:table-cell table:style-name="ce15" office:value-type="float" office:value="7874989" calcext:value-type="float">
            <text:p>7.874.989 </text:p>
          </table:table-cell>
          <table:table-cell table:style-name="ce15" office:value-type="float" office:value="1182205" calcext:value-type="float">
            <text:p>1.182.205 </text:p>
          </table:table-cell>
          <table:table-cell table:style-name="ce15" office:value-type="float" office:value="22854293" calcext:value-type="float">
            <text:p>22.854.293 </text:p>
          </table:table-cell>
          <table:table-cell table:style-name="ce15" office:value-type="float" office:value="94185642" calcext:value-type="float">
            <text:p>94.185.642 </text:p>
          </table:table-cell>
          <table:table-cell table:style-name="ce15" office:value-type="float" office:value="1653969" calcext:value-type="float">
            <text:p>1.653.969 </text:p>
          </table:table-cell>
          <table:table-cell table:style-name="ce15" office:value-type="float" office:value="581851" calcext:value-type="float">
            <text:p>581.851 </text:p>
          </table:table-cell>
          <table:table-cell table:style-name="ce15" office:value-type="float" office:value="112784" calcext:value-type="float">
            <text:p>112.784 </text:p>
          </table:table-cell>
          <table:table-cell table:style-name="ce15" office:value-type="float" office:value="28201937" calcext:value-type="float">
            <text:p>28.201.937 </text:p>
          </table:table-cell>
          <table:table-cell table:style-name="ce15" office:value-type="float" office:value="14208934" calcext:value-type="float">
            <text:p>14.208.934 </text:p>
          </table:table-cell>
          <table:table-cell table:style-name="ce15" office:value-type="float" office:value="1766937" calcext:value-type="float">
            <text:p>1.766.937 </text:p>
          </table:table-cell>
          <table:table-cell table:style-name="ce15" office:value-type="float" office:value="348905819" calcext:value-type="float">
            <text:p>348.905.819 </text:p>
          </table:table-cell>
          <table:table-cell table:style-name="ce15" office:value-type="float" office:value="636267" calcext:value-type="float">
            <text:p>636.267 </text:p>
          </table:table-cell>
          <table:table-cell table:style-name="ce25" office:value-type="float" office:value="726171552" calcext:value-type="float">
            <text:p>726.171.55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6089" calcext:value-type="float">
            <text:p>56.089 </text:p>
          </table:table-cell>
          <table:table-cell table:style-name="ce15" office:value-type="float" office:value="263943" calcext:value-type="float">
            <text:p>263.943 </text:p>
          </table:table-cell>
          <table:table-cell table:style-name="ce15" office:value-type="float" office:value="3628178" calcext:value-type="float">
            <text:p>3.628.178 </text:p>
          </table:table-cell>
          <table:table-cell table:style-name="ce15" office:value-type="float" office:value="50930" calcext:value-type="float">
            <text:p>50.930 </text:p>
          </table:table-cell>
          <table:table-cell table:style-name="ce15" office:value-type="float" office:value="2553731" calcext:value-type="float">
            <text:p>2.553.731 </text:p>
          </table:table-cell>
          <table:table-cell table:style-name="ce15" office:value-type="float" office:value="5556041" calcext:value-type="float">
            <text:p>5.556.041 </text:p>
          </table:table-cell>
          <table:table-cell table:style-name="ce15" office:value-type="float" office:value="621060450" calcext:value-type="float">
            <text:p>621.060.450 </text:p>
          </table:table-cell>
          <table:table-cell table:style-name="ce15" office:value-type="float" office:value="10527362" calcext:value-type="float">
            <text:p>10.527.362 </text:p>
          </table:table-cell>
          <table:table-cell table:style-name="ce15" office:value-type="float" office:value="2880887" calcext:value-type="float">
            <text:p>2.880.887 </text:p>
          </table:table-cell>
          <table:table-cell table:style-name="ce15" office:value-type="float" office:value="279658" calcext:value-type="float">
            <text:p>279.658 </text:p>
          </table:table-cell>
          <table:table-cell table:style-name="ce15" office:value-type="float" office:value="68873396" calcext:value-type="float">
            <text:p>68.873.396 </text:p>
          </table:table-cell>
          <table:table-cell table:style-name="ce15" office:value-type="float" office:value="1610672" calcext:value-type="float">
            <text:p>1.610.672 </text:p>
          </table:table-cell>
          <table:table-cell table:style-name="ce15" office:value-type="float" office:value="3856306" calcext:value-type="float">
            <text:p>3.856.306 </text:p>
          </table:table-cell>
          <table:table-cell table:style-name="ce15" office:value-type="float" office:value="11713703" calcext:value-type="float">
            <text:p>11.713.703 </text:p>
          </table:table-cell>
          <table:table-cell table:style-name="ce15" office:value-type="float" office:value="596564" calcext:value-type="float">
            <text:p>596.564 </text:p>
          </table:table-cell>
          <table:table-cell table:style-name="ce15" office:value-type="float" office:value="9727740" calcext:value-type="float">
            <text:p>9.727.740 </text:p>
          </table:table-cell>
          <table:table-cell table:style-name="ce15" office:value-type="float" office:value="74518" calcext:value-type="float">
            <text:p>74.518 </text:p>
          </table:table-cell>
          <table:table-cell table:style-name="ce15" office:value-type="float" office:value="128793369" calcext:value-type="float">
            <text:p>128.793.369 </text:p>
          </table:table-cell>
          <table:table-cell table:style-name="ce15" office:value-type="float" office:value="108277581" calcext:value-type="float">
            <text:p>108.277.581 </text:p>
          </table:table-cell>
          <table:table-cell table:style-name="ce15" office:value-type="float" office:value="600038" calcext:value-type="float">
            <text:p>600.038 </text:p>
          </table:table-cell>
          <table:table-cell table:style-name="ce15" office:value-type="float" office:value="1457295" calcext:value-type="float">
            <text:p>1.457.295 </text:p>
          </table:table-cell>
          <table:table-cell table:style-name="ce15" office:value-type="float" office:value="7341" calcext:value-type="float">
            <text:p>7.341 </text:p>
          </table:table-cell>
          <table:table-cell table:style-name="ce15" office:value-type="float" office:value="53878307" calcext:value-type="float">
            <text:p>53.878.307 </text:p>
          </table:table-cell>
          <table:table-cell table:style-name="ce15" office:value-type="float" office:value="9791613" calcext:value-type="float">
            <text:p>9.791.613 </text:p>
          </table:table-cell>
          <table:table-cell table:style-name="ce15" office:value-type="float" office:value="4511452" calcext:value-type="float">
            <text:p>4.511.452 </text:p>
          </table:table-cell>
          <table:table-cell table:style-name="ce15" office:value-type="float" office:value="1801133228" calcext:value-type="float">
            <text:p>1.801.133.228 </text:p>
          </table:table-cell>
          <table:table-cell table:style-name="ce15" office:value-type="float" office:value="118818" calcext:value-type="float">
            <text:p>118.818 </text:p>
          </table:table-cell>
          <table:table-cell table:style-name="ce25" office:value-type="float" office:value="2851879209" calcext:value-type="float">
            <text:p>2.851.879.20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27787" calcext:value-type="float">
            <text:p>27.787 </text:p>
          </table:table-cell>
          <table:table-cell table:style-name="ce15" office:value-type="float" office:value="78833" calcext:value-type="float">
            <text:p>78.833 </text:p>
          </table:table-cell>
          <table:table-cell table:style-name="ce15" office:value-type="float" office:value="37379" calcext:value-type="float">
            <text:p>37.379 </text:p>
          </table:table-cell>
          <table:table-cell table:style-name="ce15" office:value-type="float" office:value="16265" calcext:value-type="float">
            <text:p>16.265 </text:p>
          </table:table-cell>
          <table:table-cell table:style-name="ce15" office:value-type="float" office:value="344018" calcext:value-type="float">
            <text:p>344.018 </text:p>
          </table:table-cell>
          <table:table-cell table:style-name="ce15" office:value-type="float" office:value="87219" calcext:value-type="float">
            <text:p>87.219 </text:p>
          </table:table-cell>
          <table:table-cell table:style-name="ce15" office:value-type="float" office:value="55664" calcext:value-type="float">
            <text:p>55.664 </text:p>
          </table:table-cell>
          <table:table-cell table:style-name="ce15" office:value-type="float" office:value="65989" calcext:value-type="float">
            <text:p>65.989 </text:p>
          </table:table-cell>
          <table:table-cell table:style-name="ce15" office:value-type="float" office:value="771427" calcext:value-type="float">
            <text:p>771.427 </text:p>
          </table:table-cell>
          <table:table-cell table:style-name="ce15" office:value-type="float" office:value="101101" calcext:value-type="float">
            <text:p>101.101 </text:p>
          </table:table-cell>
          <table:table-cell table:style-name="ce15" office:value-type="float" office:value="1849005" calcext:value-type="float">
            <text:p>1.849.005 </text:p>
          </table:table-cell>
          <table:table-cell table:style-name="ce15" office:value-type="float" office:value="1802213" calcext:value-type="float">
            <text:p>1.802.213 </text:p>
          </table:table-cell>
          <table:table-cell table:style-name="ce15" office:value-type="float" office:value="1352972" calcext:value-type="float">
            <text:p>1.352.972 </text:p>
          </table:table-cell>
          <table:table-cell table:style-name="ce15" office:value-type="float" office:value="262706" calcext:value-type="float">
            <text:p>262.706 </text:p>
          </table:table-cell>
          <table:table-cell table:style-name="ce15" office:value-type="float" office:value="38707" calcext:value-type="float">
            <text:p>38.707 </text:p>
          </table:table-cell>
          <table:table-cell table:style-name="ce15" office:value-type="float" office:value="247198" calcext:value-type="float">
            <text:p>247.198 </text:p>
          </table:table-cell>
          <table:table-cell table:style-name="ce15" office:value-type="float" office:value="440057" calcext:value-type="float">
            <text:p>440.057 </text:p>
          </table:table-cell>
          <table:table-cell table:style-name="ce15" office:value-type="float" office:value="769972" calcext:value-type="float">
            <text:p>769.972 </text:p>
          </table:table-cell>
          <table:table-cell table:style-name="ce15" office:value-type="float" office:value="254964" calcext:value-type="float">
            <text:p>254.964 </text:p>
          </table:table-cell>
          <table:table-cell table:style-name="ce15" office:value-type="float" office:value="53619" calcext:value-type="float">
            <text:p>53.619 </text:p>
          </table:table-cell>
          <table:table-cell table:style-name="ce15" office:value-type="float" office:value="48203" calcext:value-type="float">
            <text:p>48.203 </text:p>
          </table:table-cell>
          <table:table-cell table:style-name="ce15" office:value-type="float" office:value="24195" calcext:value-type="float">
            <text:p>24.195 </text:p>
          </table:table-cell>
          <table:table-cell table:style-name="ce15" office:value-type="float" office:value="676511" calcext:value-type="float">
            <text:p>676.511 </text:p>
          </table:table-cell>
          <table:table-cell table:style-name="ce15" office:value-type="float" office:value="254441" calcext:value-type="float">
            <text:p>254.441 </text:p>
          </table:table-cell>
          <table:table-cell table:style-name="ce15" office:value-type="float" office:value="55828" calcext:value-type="float">
            <text:p>55.828 </text:p>
          </table:table-cell>
          <table:table-cell table:style-name="ce15" office:value-type="float" office:value="2078584" calcext:value-type="float">
            <text:p>2.078.584 </text:p>
          </table:table-cell>
          <table:table-cell table:style-name="ce15" office:value-type="float" office:value="179652" calcext:value-type="float">
            <text:p>179.652 </text:p>
          </table:table-cell>
          <table:table-cell table:style-name="ce25" office:value-type="float" office:value="11974509" calcext:value-type="float">
            <text:p>11.974.50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8068520" calcext:value-type="float">
            <text:p>8.068.520 </text:p>
          </table:table-cell>
          <table:table-cell table:style-name="ce15" office:value-type="float" office:value="42301694" calcext:value-type="float">
            <text:p>42.301.694 </text:p>
          </table:table-cell>
          <table:table-cell table:style-name="ce15" office:value-type="float" office:value="273511453" calcext:value-type="float">
            <text:p>273.511.453 </text:p>
          </table:table-cell>
          <table:table-cell table:style-name="ce15" office:value-type="float" office:value="6085396" calcext:value-type="float">
            <text:p>6.085.396 </text:p>
          </table:table-cell>
          <table:table-cell table:style-name="ce15" office:value-type="float" office:value="318951364" calcext:value-type="float">
            <text:p>318.951.364 </text:p>
          </table:table-cell>
          <table:table-cell table:style-name="ce15" office:value-type="float" office:value="224943988" calcext:value-type="float">
            <text:p>224.943.988 </text:p>
          </table:table-cell>
          <table:table-cell table:style-name="ce15" office:value-type="float" office:value="1701428473" calcext:value-type="float">
            <text:p>1.701.428.473 </text:p>
          </table:table-cell>
          <table:table-cell table:style-name="ce15" office:value-type="float" office:value="281754868" calcext:value-type="float">
            <text:p>281.754.868 </text:p>
          </table:table-cell>
          <table:table-cell table:style-name="ce15" office:value-type="float" office:value="179668862" calcext:value-type="float">
            <text:p>179.668.862 </text:p>
          </table:table-cell>
          <table:table-cell table:style-name="ce15" office:value-type="float" office:value="211155827" calcext:value-type="float">
            <text:p>211.155.827 </text:p>
          </table:table-cell>
          <table:table-cell table:style-name="ce15" office:value-type="float" office:value="850869614" calcext:value-type="float">
            <text:p>850.869.614 </text:p>
          </table:table-cell>
          <table:table-cell table:style-name="ce15" office:value-type="float" office:value="63047714" calcext:value-type="float">
            <text:p>63.047.714 </text:p>
          </table:table-cell>
          <table:table-cell table:style-name="ce15" office:value-type="float" office:value="82364475" calcext:value-type="float">
            <text:p>82.364.475 </text:p>
          </table:table-cell>
          <table:table-cell table:style-name="ce15" office:value-type="float" office:value="86358020" calcext:value-type="float">
            <text:p>86.358.020 </text:p>
          </table:table-cell>
          <table:table-cell table:style-name="ce15" office:value-type="float" office:value="61382202" calcext:value-type="float">
            <text:p>61.382.202 </text:p>
          </table:table-cell>
          <table:table-cell table:style-name="ce15" office:value-type="float" office:value="407846457" calcext:value-type="float">
            <text:p>407.846.457 </text:p>
          </table:table-cell>
          <table:table-cell table:style-name="ce15" office:value-type="float" office:value="29255892" calcext:value-type="float">
            <text:p>29.255.892 </text:p>
          </table:table-cell>
          <table:table-cell table:style-name="ce15" office:value-type="float" office:value="775844619" calcext:value-type="float">
            <text:p>775.844.619 </text:p>
          </table:table-cell>
          <table:table-cell table:style-name="ce15" office:value-type="float" office:value="2802797950" calcext:value-type="float">
            <text:p>2.802.797.950 </text:p>
          </table:table-cell>
          <table:table-cell table:style-name="ce15" office:value-type="float" office:value="54746872" calcext:value-type="float">
            <text:p>54.746.872 </text:p>
          </table:table-cell>
          <table:table-cell table:style-name="ce15" office:value-type="float" office:value="24495097" calcext:value-type="float">
            <text:p>24.495.097 </text:p>
          </table:table-cell>
          <table:table-cell table:style-name="ce15" office:value-type="float" office:value="5413749" calcext:value-type="float">
            <text:p>5.413.749 </text:p>
          </table:table-cell>
          <table:table-cell table:style-name="ce15" office:value-type="float" office:value="664845388" calcext:value-type="float">
            <text:p>664.845.388 </text:p>
          </table:table-cell>
          <table:table-cell table:style-name="ce15" office:value-type="float" office:value="708039948" calcext:value-type="float">
            <text:p>708.039.948 </text:p>
          </table:table-cell>
          <table:table-cell table:style-name="ce15" office:value-type="float" office:value="43065061" calcext:value-type="float">
            <text:p>43.065.061 </text:p>
          </table:table-cell>
          <table:table-cell table:style-name="ce15" office:value-type="float" office:value="5995034901" calcext:value-type="float">
            <text:p>5.995.034.901 </text:p>
          </table:table-cell>
          <table:table-cell table:style-name="ce15" office:value-type="float" office:value="17935630" calcext:value-type="float">
            <text:p>17.935.630 </text:p>
          </table:table-cell>
          <table:table-cell table:style-name="ce25" office:value-type="float" office:value="15921214035" calcext:value-type="float">
            <text:p>15.921.214.0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403" calcext:value-type="float">
            <text:p>403 </text:p>
          </table:table-cell>
          <table:table-cell table:style-name="ce15" office:value-type="float" office:value="77970" calcext:value-type="float">
            <text:p>77.970 </text:p>
          </table:table-cell>
          <table:table-cell table:style-name="ce15" office:value-type="float" office:value="137269" calcext:value-type="float">
            <text:p>137.269 </text:p>
          </table:table-cell>
          <table:table-cell table:style-name="ce15" office:value-type="float" office:value="21989" calcext:value-type="float">
            <text:p>21.989 </text:p>
          </table:table-cell>
          <table:table-cell table:style-name="ce15" office:value-type="float" office:value="3309191" calcext:value-type="float">
            <text:p>3.309.191 </text:p>
          </table:table-cell>
          <table:table-cell table:style-name="ce15" office:value-type="float" office:value="14184063" calcext:value-type="float">
            <text:p>14.184.063 </text:p>
          </table:table-cell>
          <table:table-cell table:style-name="ce15" office:value-type="float" office:value="421157230" calcext:value-type="float">
            <text:p>421.157.230 </text:p>
          </table:table-cell>
          <table:table-cell table:style-name="ce15" office:value-type="float" office:value="6111999" calcext:value-type="float">
            <text:p>6.111.999 </text:p>
          </table:table-cell>
          <table:table-cell table:style-name="ce15" office:value-type="float" office:value="570965" calcext:value-type="float">
            <text:p>570.965 </text:p>
          </table:table-cell>
          <table:table-cell table:style-name="ce15" office:value-type="float" office:value="25829" calcext:value-type="float">
            <text:p>25.829 </text:p>
          </table:table-cell>
          <table:table-cell table:style-name="ce15" office:value-type="float" office:value="16120955" calcext:value-type="float">
            <text:p>16.120.955 </text:p>
          </table:table-cell>
          <table:table-cell table:style-name="ce15" office:value-type="float" office:value="17186" calcext:value-type="float">
            <text:p>17.186 </text:p>
          </table:table-cell>
          <table:table-cell table:style-name="ce15" office:value-type="float" office:value="147288" calcext:value-type="float">
            <text:p>147.288 </text:p>
          </table:table-cell>
          <table:table-cell table:style-name="ce15" office:value-type="float" office:value="8973021" calcext:value-type="float">
            <text:p>8.973.021 </text:p>
          </table:table-cell>
          <table:table-cell table:style-name="ce15" office:value-type="float" office:value="34252" calcext:value-type="float">
            <text:p>34.252 </text:p>
          </table:table-cell>
          <table:table-cell table:style-name="ce15" office:value-type="float" office:value="7830376" calcext:value-type="float">
            <text:p>7.830.376 </text:p>
          </table:table-cell>
          <table:table-cell table:style-name="ce15" office:value-type="float" office:value="32192" calcext:value-type="float">
            <text:p>32.192 </text:p>
          </table:table-cell>
          <table:table-cell table:style-name="ce15" office:value-type="float" office:value="18343990" calcext:value-type="float">
            <text:p>18.343.990 </text:p>
          </table:table-cell>
          <table:table-cell table:style-name="ce15" office:value-type="float" office:value="136833758" calcext:value-type="float">
            <text:p>136.833.758 </text:p>
          </table:table-cell>
          <table:table-cell table:style-name="ce15" office:value-type="float" office:value="132724" calcext:value-type="float">
            <text:p>132.724 </text:p>
          </table:table-cell>
          <table:table-cell table:style-name="ce15" office:value-type="float" office:value="12173" calcext:value-type="float">
            <text:p>12.173 </text:p>
          </table:table-cell>
          <table:table-cell table:style-name="ce15" office:value-type="float" office:value="5145" calcext:value-type="float">
            <text:p>5.145 </text:p>
          </table:table-cell>
          <table:table-cell table:style-name="ce15" office:value-type="float" office:value="27716520" calcext:value-type="float">
            <text:p>27.716.520 </text:p>
          </table:table-cell>
          <table:table-cell table:style-name="ce15" office:value-type="float" office:value="1479054" calcext:value-type="float">
            <text:p>1.479.054 </text:p>
          </table:table-cell>
          <table:table-cell table:style-name="ce15" office:value-type="float" office:value="1252572" calcext:value-type="float">
            <text:p>1.252.572 </text:p>
          </table:table-cell>
          <table:table-cell table:style-name="ce15" office:value-type="float" office:value="437757888" calcext:value-type="float">
            <text:p>437.757.888 </text:p>
          </table:table-cell>
          <table:table-cell table:style-name="ce15" office:value-type="float" office:value="21349" calcext:value-type="float">
            <text:p>21.349 </text:p>
          </table:table-cell>
          <table:table-cell table:style-name="ce25" office:value-type="float" office:value="1102307349" calcext:value-type="float">
            <text:p>1.102.307.34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8068118" calcext:value-type="float">
            <text:p>8.068.118 </text:p>
          </table:table-cell>
          <table:table-cell table:style-name="ce15" office:value-type="float" office:value="42223724" calcext:value-type="float">
            <text:p>42.223.724 </text:p>
          </table:table-cell>
          <table:table-cell table:style-name="ce15" office:value-type="float" office:value="273374184" calcext:value-type="float">
            <text:p>273.374.184 </text:p>
          </table:table-cell>
          <table:table-cell table:style-name="ce15" office:value-type="float" office:value="6063407" calcext:value-type="float">
            <text:p>6.063.407 </text:p>
          </table:table-cell>
          <table:table-cell table:style-name="ce15" office:value-type="float" office:value="315642172" calcext:value-type="float">
            <text:p>315.642.172 </text:p>
          </table:table-cell>
          <table:table-cell table:style-name="ce15" office:value-type="float" office:value="210759926" calcext:value-type="float">
            <text:p>210.759.926 </text:p>
          </table:table-cell>
          <table:table-cell table:style-name="ce15" office:value-type="float" office:value="1280271243" calcext:value-type="float">
            <text:p>1.280.271.243 </text:p>
          </table:table-cell>
          <table:table-cell table:style-name="ce15" office:value-type="float" office:value="275642870" calcext:value-type="float">
            <text:p>275.642.870 </text:p>
          </table:table-cell>
          <table:table-cell table:style-name="ce15" office:value-type="float" office:value="179097896" calcext:value-type="float">
            <text:p>179.097.896 </text:p>
          </table:table-cell>
          <table:table-cell table:style-name="ce15" office:value-type="float" office:value="211129998" calcext:value-type="float">
            <text:p>211.129.998 </text:p>
          </table:table-cell>
          <table:table-cell table:style-name="ce15" office:value-type="float" office:value="834748658" calcext:value-type="float">
            <text:p>834.748.658 </text:p>
          </table:table-cell>
          <table:table-cell table:style-name="ce15" office:value-type="float" office:value="63030528" calcext:value-type="float">
            <text:p>63.030.528 </text:p>
          </table:table-cell>
          <table:table-cell table:style-name="ce15" office:value-type="float" office:value="82217187" calcext:value-type="float">
            <text:p>82.217.187 </text:p>
          </table:table-cell>
          <table:table-cell table:style-name="ce15" office:value-type="float" office:value="77384999" calcext:value-type="float">
            <text:p>77.384.999 </text:p>
          </table:table-cell>
          <table:table-cell table:style-name="ce15" office:value-type="float" office:value="61347950" calcext:value-type="float">
            <text:p>61.347.950 </text:p>
          </table:table-cell>
          <table:table-cell table:style-name="ce15" office:value-type="float" office:value="400016081" calcext:value-type="float">
            <text:p>400.016.081 </text:p>
          </table:table-cell>
          <table:table-cell table:style-name="ce15" office:value-type="float" office:value="29223700" calcext:value-type="float">
            <text:p>29.223.700 </text:p>
          </table:table-cell>
          <table:table-cell table:style-name="ce15" office:value-type="float" office:value="757500629" calcext:value-type="float">
            <text:p>757.500.629 </text:p>
          </table:table-cell>
          <table:table-cell table:style-name="ce15" office:value-type="float" office:value="2665964193" calcext:value-type="float">
            <text:p>2.665.964.193 </text:p>
          </table:table-cell>
          <table:table-cell table:style-name="ce15" office:value-type="float" office:value="54614148" calcext:value-type="float">
            <text:p>54.614.148 </text:p>
          </table:table-cell>
          <table:table-cell table:style-name="ce15" office:value-type="float" office:value="24482925" calcext:value-type="float">
            <text:p>24.482.925 </text:p>
          </table:table-cell>
          <table:table-cell table:style-name="ce15" office:value-type="float" office:value="5408603" calcext:value-type="float">
            <text:p>5.408.603 </text:p>
          </table:table-cell>
          <table:table-cell table:style-name="ce15" office:value-type="float" office:value="637128869" calcext:value-type="float">
            <text:p>637.128.869 </text:p>
          </table:table-cell>
          <table:table-cell table:style-name="ce15" office:value-type="float" office:value="706560894" calcext:value-type="float">
            <text:p>706.560.894 </text:p>
          </table:table-cell>
          <table:table-cell table:style-name="ce15" office:value-type="float" office:value="41812489" calcext:value-type="float">
            <text:p>41.812.489 </text:p>
          </table:table-cell>
          <table:table-cell table:style-name="ce15" office:value-type="float" office:value="5557277013" calcext:value-type="float">
            <text:p>5.557.277.013 </text:p>
          </table:table-cell>
          <table:table-cell table:style-name="ce15" office:value-type="float" office:value="17914282" calcext:value-type="float">
            <text:p>17.914.282 </text:p>
          </table:table-cell>
          <table:table-cell table:style-name="ce25" office:value-type="float" office:value="14818906686" calcext:value-type="float">
            <text:p>14.818.906.68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2994064" calcext:value-type="float">
            <text:p>2.994.064 </text:p>
          </table:table-cell>
          <table:table-cell table:style-name="ce15" office:value-type="float" office:value="12782057" calcext:value-type="float">
            <text:p>12.782.057 </text:p>
          </table:table-cell>
          <table:table-cell table:style-name="ce15" office:value-type="float" office:value="71804495" calcext:value-type="float">
            <text:p>71.804.495 </text:p>
          </table:table-cell>
          <table:table-cell table:style-name="ce15" office:value-type="float" office:value="4063095" calcext:value-type="float">
            <text:p>4.063.095 </text:p>
          </table:table-cell>
          <table:table-cell table:style-name="ce15" office:value-type="float" office:value="96807598" calcext:value-type="float">
            <text:p>96.807.598 </text:p>
          </table:table-cell>
          <table:table-cell table:style-name="ce15" office:value-type="float" office:value="64904647" calcext:value-type="float">
            <text:p>64.904.647 </text:p>
          </table:table-cell>
          <table:table-cell table:style-name="ce15" office:value-type="float" office:value="540844691" calcext:value-type="float">
            <text:p>540.844.691 </text:p>
          </table:table-cell>
          <table:table-cell table:style-name="ce15" office:value-type="float" office:value="78068536" calcext:value-type="float">
            <text:p>78.068.536 </text:p>
          </table:table-cell>
          <table:table-cell table:style-name="ce15" office:value-type="float" office:value="61174938" calcext:value-type="float">
            <text:p>61.174.938 </text:p>
          </table:table-cell>
          <table:table-cell table:style-name="ce15" office:value-type="float" office:value="55319216" calcext:value-type="float">
            <text:p>55.319.216 </text:p>
          </table:table-cell>
          <table:table-cell table:style-name="ce15" office:value-type="float" office:value="268502507" calcext:value-type="float">
            <text:p>268.502.507 </text:p>
          </table:table-cell>
          <table:table-cell table:style-name="ce15" office:value-type="float" office:value="23768892" calcext:value-type="float">
            <text:p>23.768.892 </text:p>
          </table:table-cell>
          <table:table-cell table:style-name="ce15" office:value-type="float" office:value="32242024" calcext:value-type="float">
            <text:p>32.242.024 </text:p>
          </table:table-cell>
          <table:table-cell table:style-name="ce15" office:value-type="float" office:value="35467894" calcext:value-type="float">
            <text:p>35.467.894 </text:p>
          </table:table-cell>
          <table:table-cell table:style-name="ce15" office:value-type="float" office:value="20801154" calcext:value-type="float">
            <text:p>20.801.154 </text:p>
          </table:table-cell>
          <table:table-cell table:style-name="ce15" office:value-type="float" office:value="112307012" calcext:value-type="float">
            <text:p>112.307.012 </text:p>
          </table:table-cell>
          <table:table-cell table:style-name="ce15" office:value-type="float" office:value="12573303" calcext:value-type="float">
            <text:p>12.573.303 </text:p>
          </table:table-cell>
          <table:table-cell table:style-name="ce15" office:value-type="float" office:value="207769063" calcext:value-type="float">
            <text:p>207.769.063 </text:p>
          </table:table-cell>
          <table:table-cell table:style-name="ce15" office:value-type="float" office:value="707621831" calcext:value-type="float">
            <text:p>707.621.831 </text:p>
          </table:table-cell>
          <table:table-cell table:style-name="ce15" office:value-type="float" office:value="18188189" calcext:value-type="float">
            <text:p>18.188.189 </text:p>
          </table:table-cell>
          <table:table-cell table:style-name="ce15" office:value-type="float" office:value="11879559" calcext:value-type="float">
            <text:p>11.879.559 </text:p>
          </table:table-cell>
          <table:table-cell table:style-name="ce15" office:value-type="float" office:value="3285113" calcext:value-type="float">
            <text:p>3.285.113 </text:p>
          </table:table-cell>
          <table:table-cell table:style-name="ce15" office:value-type="float" office:value="200364114" calcext:value-type="float">
            <text:p>200.364.114 </text:p>
          </table:table-cell>
          <table:table-cell table:style-name="ce15" office:value-type="float" office:value="174240842" calcext:value-type="float">
            <text:p>174.240.842 </text:p>
          </table:table-cell>
          <table:table-cell table:style-name="ce15" office:value-type="float" office:value="15240054" calcext:value-type="float">
            <text:p>15.240.054 </text:p>
          </table:table-cell>
          <table:table-cell table:style-name="ce15" office:value-type="float" office:value="1539306985" calcext:value-type="float">
            <text:p>1.539.306.985 </text:p>
          </table:table-cell>
          <table:table-cell table:style-name="ce15" office:value-type="float" office:value="6946890" calcext:value-type="float">
            <text:p>6.946.890 </text:p>
          </table:table-cell>
          <table:table-cell table:style-name="ce25" office:value-type="float" office:value="4379268763" calcext:value-type="float">
            <text:p>4.379.268.76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63" calcext:value-type="float">
            <text:p>63 </text:p>
          </table:table-cell>
          <table:table-cell table:style-name="ce15" office:value-type="float" office:value="12565" calcext:value-type="float">
            <text:p>12.565 </text:p>
          </table:table-cell>
          <table:table-cell table:style-name="ce15" office:value-type="float" office:value="22599" calcext:value-type="float">
            <text:p>22.599 </text:p>
          </table:table-cell>
          <table:table-cell table:style-name="ce15" office:value-type="float" office:value="3573" calcext:value-type="float">
            <text:p>3.573 </text:p>
          </table:table-cell>
          <table:table-cell table:style-name="ce15" office:value-type="float" office:value="535774" calcext:value-type="float">
            <text:p>535.774 </text:p>
          </table:table-cell>
          <table:table-cell table:style-name="ce15" office:value-type="float" office:value="2313358" calcext:value-type="float">
            <text:p>2.313.358 </text:p>
          </table:table-cell>
          <table:table-cell table:style-name="ce15" office:value-type="float" office:value="66986390" calcext:value-type="float">
            <text:p>66.986.390 </text:p>
          </table:table-cell>
          <table:table-cell table:style-name="ce15" office:value-type="float" office:value="1015804" calcext:value-type="float">
            <text:p>1.015.804 </text:p>
          </table:table-cell>
          <table:table-cell table:style-name="ce15" office:value-type="float" office:value="93172" calcext:value-type="float">
            <text:p>93.172 </text:p>
          </table:table-cell>
          <table:table-cell table:style-name="ce15" office:value-type="float" office:value="4654" calcext:value-type="float">
            <text:p>4.654 </text:p>
          </table:table-cell>
          <table:table-cell table:style-name="ce15" office:value-type="float" office:value="2578274" calcext:value-type="float">
            <text:p>2.578.274 </text:p>
          </table:table-cell>
          <table:table-cell table:style-name="ce15" office:value-type="float" office:value="3132" calcext:value-type="float">
            <text:p>3.132 </text:p>
          </table:table-cell>
          <table:table-cell table:style-name="ce15" office:value-type="float" office:value="24636" calcext:value-type="float">
            <text:p>24.636 </text:p>
          </table:table-cell>
          <table:table-cell table:style-name="ce15" office:value-type="float" office:value="1462911" calcext:value-type="float">
            <text:p>1.462.911 </text:p>
          </table:table-cell>
          <table:table-cell table:style-name="ce15" office:value-type="float" office:value="5642" calcext:value-type="float">
            <text:p>5.642 </text:p>
          </table:table-cell>
          <table:table-cell table:style-name="ce15" office:value-type="float" office:value="1273020" calcext:value-type="float">
            <text:p>1.273.020 </text:p>
          </table:table-cell>
          <table:table-cell table:style-name="ce15" office:value-type="float" office:value="5117" calcext:value-type="float">
            <text:p>5.117 </text:p>
          </table:table-cell>
          <table:table-cell table:style-name="ce15" office:value-type="float" office:value="2986645" calcext:value-type="float">
            <text:p>2.986.645 </text:p>
          </table:table-cell>
          <table:table-cell table:style-name="ce15" office:value-type="float" office:value="22502848" calcext:value-type="float">
            <text:p>22.502.848 </text:p>
          </table:table-cell>
          <table:table-cell table:style-name="ce15" office:value-type="float" office:value="22071" calcext:value-type="float">
            <text:p>22.071 </text:p>
          </table:table-cell>
          <table:table-cell table:style-name="ce15" office:value-type="float" office:value="2287" calcext:value-type="float">
            <text:p>2.287 </text:p>
          </table:table-cell>
          <table:table-cell table:style-name="ce15" office:value-type="float" office:value="1238" calcext:value-type="float">
            <text:p>1.238 </text:p>
          </table:table-cell>
          <table:table-cell table:style-name="ce15" office:value-type="float" office:value="4611542" calcext:value-type="float">
            <text:p>4.611.542 </text:p>
          </table:table-cell>
          <table:table-cell table:style-name="ce15" office:value-type="float" office:value="246716" calcext:value-type="float">
            <text:p>246.716 </text:p>
          </table:table-cell>
          <table:table-cell table:style-name="ce15" office:value-type="float" office:value="51146" calcext:value-type="float">
            <text:p>51.146 </text:p>
          </table:table-cell>
          <table:table-cell table:style-name="ce15" office:value-type="float" office:value="71221005" calcext:value-type="float">
            <text:p>71.221.005 </text:p>
          </table:table-cell>
          <table:table-cell table:style-name="ce15" office:value-type="float" office:value="3968" calcext:value-type="float">
            <text:p>3.968 </text:p>
          </table:table-cell>
          <table:table-cell table:style-name="ce25" office:value-type="float" office:value="177990150" calcext:value-type="float">
            <text:p>177.990.15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2994001" calcext:value-type="float">
            <text:p>2.994.001 </text:p>
          </table:table-cell>
          <table:table-cell table:style-name="ce15" office:value-type="float" office:value="12769492" calcext:value-type="float">
            <text:p>12.769.492 </text:p>
          </table:table-cell>
          <table:table-cell table:style-name="ce15" office:value-type="float" office:value="71781896" calcext:value-type="float">
            <text:p>71.781.896 </text:p>
          </table:table-cell>
          <table:table-cell table:style-name="ce15" office:value-type="float" office:value="4059522" calcext:value-type="float">
            <text:p>4.059.522 </text:p>
          </table:table-cell>
          <table:table-cell table:style-name="ce15" office:value-type="float" office:value="96271824" calcext:value-type="float">
            <text:p>96.271.824 </text:p>
          </table:table-cell>
          <table:table-cell table:style-name="ce15" office:value-type="float" office:value="62591289" calcext:value-type="float">
            <text:p>62.591.289 </text:p>
          </table:table-cell>
          <table:table-cell table:style-name="ce15" office:value-type="float" office:value="473858301" calcext:value-type="float">
            <text:p>473.858.301 </text:p>
          </table:table-cell>
          <table:table-cell table:style-name="ce15" office:value-type="float" office:value="77052732" calcext:value-type="float">
            <text:p>77.052.732 </text:p>
          </table:table-cell>
          <table:table-cell table:style-name="ce15" office:value-type="float" office:value="61081766" calcext:value-type="float">
            <text:p>61.081.766 </text:p>
          </table:table-cell>
          <table:table-cell table:style-name="ce15" office:value-type="float" office:value="55314563" calcext:value-type="float">
            <text:p>55.314.563 </text:p>
          </table:table-cell>
          <table:table-cell table:style-name="ce15" office:value-type="float" office:value="265924233" calcext:value-type="float">
            <text:p>265.924.233 </text:p>
          </table:table-cell>
          <table:table-cell table:style-name="ce15" office:value-type="float" office:value="23765760" calcext:value-type="float">
            <text:p>23.765.760 </text:p>
          </table:table-cell>
          <table:table-cell table:style-name="ce15" office:value-type="float" office:value="32217387" calcext:value-type="float">
            <text:p>32.217.387 </text:p>
          </table:table-cell>
          <table:table-cell table:style-name="ce15" office:value-type="float" office:value="34004983" calcext:value-type="float">
            <text:p>34.004.983 </text:p>
          </table:table-cell>
          <table:table-cell table:style-name="ce15" office:value-type="float" office:value="20795512" calcext:value-type="float">
            <text:p>20.795.512 </text:p>
          </table:table-cell>
          <table:table-cell table:style-name="ce15" office:value-type="float" office:value="111033992" calcext:value-type="float">
            <text:p>111.033.992 </text:p>
          </table:table-cell>
          <table:table-cell table:style-name="ce15" office:value-type="float" office:value="12568186" calcext:value-type="float">
            <text:p>12.568.186 </text:p>
          </table:table-cell>
          <table:table-cell table:style-name="ce15" office:value-type="float" office:value="204782418" calcext:value-type="float">
            <text:p>204.782.418 </text:p>
          </table:table-cell>
          <table:table-cell table:style-name="ce15" office:value-type="float" office:value="685118982" calcext:value-type="float">
            <text:p>685.118.982 </text:p>
          </table:table-cell>
          <table:table-cell table:style-name="ce15" office:value-type="float" office:value="18166118" calcext:value-type="float">
            <text:p>18.166.118 </text:p>
          </table:table-cell>
          <table:table-cell table:style-name="ce15" office:value-type="float" office:value="11877272" calcext:value-type="float">
            <text:p>11.877.272 </text:p>
          </table:table-cell>
          <table:table-cell table:style-name="ce15" office:value-type="float" office:value="3283875" calcext:value-type="float">
            <text:p>3.283.875 </text:p>
          </table:table-cell>
          <table:table-cell table:style-name="ce15" office:value-type="float" office:value="195752572" calcext:value-type="float">
            <text:p>195.752.572 </text:p>
          </table:table-cell>
          <table:table-cell table:style-name="ce15" office:value-type="float" office:value="173994126" calcext:value-type="float">
            <text:p>173.994.126 </text:p>
          </table:table-cell>
          <table:table-cell table:style-name="ce15" office:value-type="float" office:value="15188909" calcext:value-type="float">
            <text:p>15.188.909 </text:p>
          </table:table-cell>
          <table:table-cell table:style-name="ce15" office:value-type="float" office:value="1468085981" calcext:value-type="float">
            <text:p>1.468.085.981 </text:p>
          </table:table-cell>
          <table:table-cell table:style-name="ce15" office:value-type="float" office:value="6942922" calcext:value-type="float">
            <text:p>6.942.922 </text:p>
          </table:table-cell>
          <table:table-cell table:style-name="ce25" office:value-type="float" office:value="4201278613" calcext:value-type="float">
            <text:p>4.201.278.61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3054970" calcext:value-type="float">
            <text:p>3.054.970 </text:p>
          </table:table-cell>
          <table:table-cell table:style-name="ce15" office:value-type="float" office:value="10901167" calcext:value-type="float">
            <text:p>10.901.167 </text:p>
          </table:table-cell>
          <table:table-cell table:style-name="ce15" office:value-type="float" office:value="107284694" calcext:value-type="float">
            <text:p>107.284.694 </text:p>
          </table:table-cell>
          <table:table-cell table:style-name="ce15" office:value-type="float" office:value="1805969" calcext:value-type="float">
            <text:p>1.805.969 </text:p>
          </table:table-cell>
          <table:table-cell table:style-name="ce15" office:value-type="float" office:value="84540843" calcext:value-type="float">
            <text:p>84.540.843 </text:p>
          </table:table-cell>
          <table:table-cell table:style-name="ce15" office:value-type="float" office:value="57310963" calcext:value-type="float">
            <text:p>57.310.963 </text:p>
          </table:table-cell>
          <table:table-cell table:style-name="ce15" office:value-type="float" office:value="1325243884" calcext:value-type="float">
            <text:p>1.325.243.884 </text:p>
          </table:table-cell>
          <table:table-cell table:style-name="ce15" office:value-type="float" office:value="49022074" calcext:value-type="float">
            <text:p>49.022.074 </text:p>
          </table:table-cell>
          <table:table-cell table:style-name="ce15" office:value-type="float" office:value="49482245" calcext:value-type="float">
            <text:p>49.482.245 </text:p>
          </table:table-cell>
          <table:table-cell table:style-name="ce15" office:value-type="float" office:value="18342875" calcext:value-type="float">
            <text:p>18.342.875 </text:p>
          </table:table-cell>
          <table:table-cell table:style-name="ce15" office:value-type="float" office:value="321898353" calcext:value-type="float">
            <text:p>321.898.353 </text:p>
          </table:table-cell>
          <table:table-cell table:style-name="ce15" office:value-type="float" office:value="22444636" calcext:value-type="float">
            <text:p>22.444.636 </text:p>
          </table:table-cell>
          <table:table-cell table:style-name="ce15" office:value-type="float" office:value="29963344" calcext:value-type="float">
            <text:p>29.963.344 </text:p>
          </table:table-cell>
          <table:table-cell table:style-name="ce15" office:value-type="float" office:value="36526778" calcext:value-type="float">
            <text:p>36.526.778 </text:p>
          </table:table-cell>
          <table:table-cell table:style-name="ce15" office:value-type="float" office:value="17712967" calcext:value-type="float">
            <text:p>17.712.967 </text:p>
          </table:table-cell>
          <table:table-cell table:style-name="ce15" office:value-type="float" office:value="65871370" calcext:value-type="float">
            <text:p>65.871.370 </text:p>
          </table:table-cell>
          <table:table-cell table:style-name="ce15" office:value-type="float" office:value="10898209" calcext:value-type="float">
            <text:p>10.898.209 </text:p>
          </table:table-cell>
          <table:table-cell table:style-name="ce15" office:value-type="float" office:value="167525621" calcext:value-type="float">
            <text:p>167.525.621 </text:p>
          </table:table-cell>
          <table:table-cell table:style-name="ce15" office:value-type="float" office:value="658389094" calcext:value-type="float">
            <text:p>658.389.094 </text:p>
          </table:table-cell>
          <table:table-cell table:style-name="ce15" office:value-type="float" office:value="21078751" calcext:value-type="float">
            <text:p>21.078.751 </text:p>
          </table:table-cell>
          <table:table-cell table:style-name="ce15" office:value-type="float" office:value="9358983" calcext:value-type="float">
            <text:p>9.358.983 </text:p>
          </table:table-cell>
          <table:table-cell table:style-name="ce15" office:value-type="float" office:value="2246693" calcext:value-type="float">
            <text:p>2.246.693 </text:p>
          </table:table-cell>
          <table:table-cell table:style-name="ce15" office:value-type="float" office:value="157232408" calcext:value-type="float">
            <text:p>157.232.408 </text:p>
          </table:table-cell>
          <table:table-cell table:style-name="ce15" office:value-type="float" office:value="117555151" calcext:value-type="float">
            <text:p>117.555.151 </text:p>
          </table:table-cell>
          <table:table-cell table:style-name="ce15" office:value-type="float" office:value="11774208" calcext:value-type="float">
            <text:p>11.774.208 </text:p>
          </table:table-cell>
          <table:table-cell table:style-name="ce15" office:value-type="float" office:value="1547882408" calcext:value-type="float">
            <text:p>1.547.882.408 </text:p>
          </table:table-cell>
          <table:table-cell table:style-name="ce15" office:value-type="float" office:value="6723811" calcext:value-type="float">
            <text:p>6.723.811 </text:p>
          </table:table-cell>
          <table:table-cell table:style-name="ce25" office:value-type="float" office:value="4912072469" calcext:value-type="float">
            <text:p>4.912.072.46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48415" calcext:value-type="float">
            <text:p>148.415 </text:p>
          </table:table-cell>
          <table:table-cell table:style-name="ce15" office:value-type="float" office:value="91066" calcext:value-type="float">
            <text:p>91.066 </text:p>
          </table:table-cell>
          <table:table-cell table:style-name="ce15" office:value-type="float" office:value="59" calcext:value-type="float">
            <text:p>59 </text:p>
          </table:table-cell>
          <table:table-cell table:style-name="ce15" office:value-type="float" office:value="1515412" calcext:value-type="float">
            <text:p>1.515.412 </text:p>
          </table:table-cell>
          <table:table-cell table:style-name="ce15" office:value-type="float" office:value="245033" calcext:value-type="float">
            <text:p>245.033 </text:p>
          </table:table-cell>
          <table:table-cell table:style-name="ce15" office:value-type="float" office:value="257719751" calcext:value-type="float">
            <text:p>257.719.751 </text:p>
          </table:table-cell>
          <table:table-cell table:style-name="ce15" office:value-type="float" office:value="3282629" calcext:value-type="float">
            <text:p>3.282.629 </text:p>
          </table:table-cell>
          <table:table-cell table:style-name="ce15" office:value-type="float" office:value="134007" calcext:value-type="float">
            <text:p>134.00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857335" calcext:value-type="float">
            <text:p>2.857.335 </text:p>
          </table:table-cell>
          <table:table-cell table:style-name="ce15" office:value-type="float" office:value="39927" calcext:value-type="float">
            <text:p>39.927 </text:p>
          </table:table-cell>
          <table:table-cell table:style-name="ce15" office:value-type="float" office:value="121260" calcext:value-type="float">
            <text:p>121.260 </text:p>
          </table:table-cell>
          <table:table-cell table:style-name="ce15" office:value-type="float" office:value="8091069" calcext:value-type="float">
            <text:p>8.091.069 </text:p>
          </table:table-cell>
          <table:table-cell table:style-name="ce15" office:value-type="float" office:value="645" calcext:value-type="float">
            <text:p>645 </text:p>
          </table:table-cell>
          <table:table-cell table:style-name="ce15" office:value-type="float" office:value="4069294" calcext:value-type="float">
            <text:p>4.069.29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996831" calcext:value-type="float">
            <text:p>12.996.831 </text:p>
          </table:table-cell>
          <table:table-cell table:style-name="ce15" office:value-type="float" office:value="146046911" calcext:value-type="float">
            <text:p>146.046.911 </text:p>
          </table:table-cell>
          <table:table-cell table:style-name="ce15" office:value-type="float" office:value="38620" calcext:value-type="float">
            <text:p>38.620 </text:p>
          </table:table-cell>
          <table:table-cell table:style-name="ce15" office:value-type="float" office:value="3629" calcext:value-type="float">
            <text:p>3.62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7283656" calcext:value-type="float">
            <text:p>17.283.656 </text:p>
          </table:table-cell>
          <table:table-cell table:style-name="ce15" office:value-type="float" office:value="722318" calcext:value-type="float">
            <text:p>722.318 </text:p>
          </table:table-cell>
          <table:table-cell table:style-name="ce15" office:value-type="float" office:value="816281" calcext:value-type="float">
            <text:p>816.281 </text:p>
          </table:table-cell>
          <table:table-cell table:style-name="ce15" office:value-type="float" office:value="269473059" calcext:value-type="float">
            <text:p>269.473.059 </text:p>
          </table:table-cell>
          <table:table-cell table:style-name="ce15" office:value-type="float" office:value="18706" calcext:value-type="float">
            <text:p>18.706 </text:p>
          </table:table-cell>
          <table:table-cell table:style-name="ce25" office:value-type="float" office:value="725715912" calcext:value-type="float">
            <text:p>725.715.9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3054970" calcext:value-type="float">
            <text:p>3.054.970 </text:p>
          </table:table-cell>
          <table:table-cell table:style-name="ce15" office:value-type="float" office:value="10752752" calcext:value-type="float">
            <text:p>10.752.752 </text:p>
          </table:table-cell>
          <table:table-cell table:style-name="ce15" office:value-type="float" office:value="107193628" calcext:value-type="float">
            <text:p>107.193.628 </text:p>
          </table:table-cell>
          <table:table-cell table:style-name="ce15" office:value-type="float" office:value="1805910" calcext:value-type="float">
            <text:p>1.805.910 </text:p>
          </table:table-cell>
          <table:table-cell table:style-name="ce15" office:value-type="float" office:value="83025431" calcext:value-type="float">
            <text:p>83.025.431 </text:p>
          </table:table-cell>
          <table:table-cell table:style-name="ce15" office:value-type="float" office:value="57065930" calcext:value-type="float">
            <text:p>57.065.930 </text:p>
          </table:table-cell>
          <table:table-cell table:style-name="ce15" office:value-type="float" office:value="1067524133" calcext:value-type="float">
            <text:p>1.067.524.133 </text:p>
          </table:table-cell>
          <table:table-cell table:style-name="ce15" office:value-type="float" office:value="45739445" calcext:value-type="float">
            <text:p>45.739.445 </text:p>
          </table:table-cell>
          <table:table-cell table:style-name="ce15" office:value-type="float" office:value="49348238" calcext:value-type="float">
            <text:p>49.348.238 </text:p>
          </table:table-cell>
          <table:table-cell table:style-name="ce15" office:value-type="float" office:value="18342875" calcext:value-type="float">
            <text:p>18.342.875 </text:p>
          </table:table-cell>
          <table:table-cell table:style-name="ce15" office:value-type="float" office:value="319041018" calcext:value-type="float">
            <text:p>319.041.018 </text:p>
          </table:table-cell>
          <table:table-cell table:style-name="ce15" office:value-type="float" office:value="22404709" calcext:value-type="float">
            <text:p>22.404.709 </text:p>
          </table:table-cell>
          <table:table-cell table:style-name="ce15" office:value-type="float" office:value="29842083" calcext:value-type="float">
            <text:p>29.842.083 </text:p>
          </table:table-cell>
          <table:table-cell table:style-name="ce15" office:value-type="float" office:value="28435710" calcext:value-type="float">
            <text:p>28.435.710 </text:p>
          </table:table-cell>
          <table:table-cell table:style-name="ce15" office:value-type="float" office:value="17712322" calcext:value-type="float">
            <text:p>17.712.322 </text:p>
          </table:table-cell>
          <table:table-cell table:style-name="ce15" office:value-type="float" office:value="61802076" calcext:value-type="float">
            <text:p>61.802.076 </text:p>
          </table:table-cell>
          <table:table-cell table:style-name="ce15" office:value-type="float" office:value="10898209" calcext:value-type="float">
            <text:p>10.898.209 </text:p>
          </table:table-cell>
          <table:table-cell table:style-name="ce15" office:value-type="float" office:value="154528790" calcext:value-type="float">
            <text:p>154.528.790 </text:p>
          </table:table-cell>
          <table:table-cell table:style-name="ce15" office:value-type="float" office:value="512342183" calcext:value-type="float">
            <text:p>512.342.183 </text:p>
          </table:table-cell>
          <table:table-cell table:style-name="ce15" office:value-type="float" office:value="21040131" calcext:value-type="float">
            <text:p>21.040.131 </text:p>
          </table:table-cell>
          <table:table-cell table:style-name="ce15" office:value-type="float" office:value="9355354" calcext:value-type="float">
            <text:p>9.355.354 </text:p>
          </table:table-cell>
          <table:table-cell table:style-name="ce15" office:value-type="float" office:value="2246693" calcext:value-type="float">
            <text:p>2.246.693 </text:p>
          </table:table-cell>
          <table:table-cell table:style-name="ce15" office:value-type="float" office:value="139948752" calcext:value-type="float">
            <text:p>139.948.752 </text:p>
          </table:table-cell>
          <table:table-cell table:style-name="ce15" office:value-type="float" office:value="116832833" calcext:value-type="float">
            <text:p>116.832.833 </text:p>
          </table:table-cell>
          <table:table-cell table:style-name="ce15" office:value-type="float" office:value="10957927" calcext:value-type="float">
            <text:p>10.957.927 </text:p>
          </table:table-cell>
          <table:table-cell table:style-name="ce15" office:value-type="float" office:value="1278409349" calcext:value-type="float">
            <text:p>1.278.409.349 </text:p>
          </table:table-cell>
          <table:table-cell table:style-name="ce15" office:value-type="float" office:value="6705105" calcext:value-type="float">
            <text:p>6.705.105 </text:p>
          </table:table-cell>
          <table:table-cell table:style-name="ce25" office:value-type="float" office:value="4186356557" calcext:value-type="float">
            <text:p>4.186.356.5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160" calcext:value-type="float">
            <text:p>13.160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54" calcext:value-type="float">
            <text:p>54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0178" calcext:value-type="float">
            <text:p>30.178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513" calcext:value-type="float">
            <text:p>6.51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2240" calcext:value-type="float">
            <text:p>62.240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1658" calcext:value-type="float">
            <text:p>11.65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64950" calcext:value-type="float">
            <text:p>264.950 </text:p>
          </table:table-cell>
          <table:table-cell table:style-name="ce15" office:value-type="float" office:value="286" calcext:value-type="float">
            <text:p>286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488" calcext:value-type="float">
            <text:p>12.488 </text:p>
          </table:table-cell>
          <table:table-cell table:style-name="ce15" office:value-type="float" office:value="4222" calcext:value-type="float">
            <text:p>4.22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8943" calcext:value-type="float">
            <text:p>78.94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84691" calcext:value-type="float">
            <text:p>484.69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384642" calcext:value-type="float">
            <text:p>4.384.642 </text:p>
          </table:table-cell>
          <table:table-cell table:style-name="ce15" office:value-type="float" office:value="16021961" calcext:value-type="float">
            <text:p>16.021.961 </text:p>
          </table:table-cell>
          <table:table-cell table:style-name="ce15" office:value-type="float" office:value="20977659" calcext:value-type="float">
            <text:p>20.977.659 </text:p>
          </table:table-cell>
          <table:table-cell table:style-name="ce15" office:value-type="float" office:value="14476241" calcext:value-type="float">
            <text:p>14.476.241 </text:p>
          </table:table-cell>
          <table:table-cell table:style-name="ce15" office:value-type="float" office:value="42627434" calcext:value-type="float">
            <text:p>42.627.434 </text:p>
          </table:table-cell>
          <table:table-cell table:style-name="ce15" office:value-type="float" office:value="34373237" calcext:value-type="float">
            <text:p>34.373.237 </text:p>
          </table:table-cell>
          <table:table-cell table:style-name="ce15" office:value-type="float" office:value="1141333041" calcext:value-type="float">
            <text:p>1.141.333.041 </text:p>
          </table:table-cell>
          <table:table-cell table:style-name="ce15" office:value-type="float" office:value="21472851" calcext:value-type="float">
            <text:p>21.472.851 </text:p>
          </table:table-cell>
          <table:table-cell table:style-name="ce15" office:value-type="float" office:value="27819150" calcext:value-type="float">
            <text:p>27.819.150 </text:p>
          </table:table-cell>
          <table:table-cell table:style-name="ce15" office:value-type="float" office:value="22587867" calcext:value-type="float">
            <text:p>22.587.867 </text:p>
          </table:table-cell>
          <table:table-cell table:style-name="ce15" office:value-type="float" office:value="122851859" calcext:value-type="float">
            <text:p>122.851.859 </text:p>
          </table:table-cell>
          <table:table-cell table:style-name="ce15" office:value-type="float" office:value="16119635" calcext:value-type="float">
            <text:p>16.119.635 </text:p>
          </table:table-cell>
          <table:table-cell table:style-name="ce15" office:value-type="float" office:value="17874839" calcext:value-type="float">
            <text:p>17.874.839 </text:p>
          </table:table-cell>
          <table:table-cell table:style-name="ce15" office:value-type="float" office:value="28684604" calcext:value-type="float">
            <text:p>28.684.604 </text:p>
          </table:table-cell>
          <table:table-cell table:style-name="ce15" office:value-type="float" office:value="36562960" calcext:value-type="float">
            <text:p>36.562.960 </text:p>
          </table:table-cell>
          <table:table-cell table:style-name="ce15" office:value-type="float" office:value="51295947" calcext:value-type="float">
            <text:p>51.295.947 </text:p>
          </table:table-cell>
          <table:table-cell table:style-name="ce15" office:value-type="float" office:value="14198167" calcext:value-type="float">
            <text:p>14.198.167 </text:p>
          </table:table-cell>
          <table:table-cell table:style-name="ce15" office:value-type="float" office:value="49583136" calcext:value-type="float">
            <text:p>49.583.136 </text:p>
          </table:table-cell>
          <table:table-cell table:style-name="ce15" office:value-type="float" office:value="209303978" calcext:value-type="float">
            <text:p>209.303.978 </text:p>
          </table:table-cell>
          <table:table-cell table:style-name="ce15" office:value-type="float" office:value="27200105" calcext:value-type="float">
            <text:p>27.200.105 </text:p>
          </table:table-cell>
          <table:table-cell table:style-name="ce15" office:value-type="float" office:value="9774365" calcext:value-type="float">
            <text:p>9.774.365 </text:p>
          </table:table-cell>
          <table:table-cell table:style-name="ce15" office:value-type="float" office:value="11464722" calcext:value-type="float">
            <text:p>11.464.722 </text:p>
          </table:table-cell>
          <table:table-cell table:style-name="ce15" office:value-type="float" office:value="73104951" calcext:value-type="float">
            <text:p>73.104.951 </text:p>
          </table:table-cell>
          <table:table-cell table:style-name="ce15" office:value-type="float" office:value="39092734" calcext:value-type="float">
            <text:p>39.092.734 </text:p>
          </table:table-cell>
          <table:table-cell table:style-name="ce15" office:value-type="float" office:value="14167619" calcext:value-type="float">
            <text:p>14.167.619 </text:p>
          </table:table-cell>
          <table:table-cell table:style-name="ce15" office:value-type="float" office:value="101821227" calcext:value-type="float">
            <text:p>101.821.227 </text:p>
          </table:table-cell>
          <table:table-cell table:style-name="ce15" office:value-type="float" office:value="6456648" calcext:value-type="float">
            <text:p>6.456.648 </text:p>
          </table:table-cell>
          <table:table-cell table:style-name="ce25" office:value-type="float" office:value="2175631578" calcext:value-type="float">
            <text:p>2.175.631.57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1648700" calcext:value-type="float">
            <text:p>1.648.700 </text:p>
          </table:table-cell>
          <table:table-cell table:style-name="ce15" office:value-type="float" office:value="6572866" calcext:value-type="float">
            <text:p>6.572.866 </text:p>
          </table:table-cell>
          <table:table-cell table:style-name="ce15" office:value-type="float" office:value="23921865" calcext:value-type="float">
            <text:p>23.921.865 </text:p>
          </table:table-cell>
          <table:table-cell table:style-name="ce15" office:value-type="float" office:value="7954698" calcext:value-type="float">
            <text:p>7.954.698 </text:p>
          </table:table-cell>
          <table:table-cell table:style-name="ce15" office:value-type="float" office:value="33664455" calcext:value-type="float">
            <text:p>33.664.455 </text:p>
          </table:table-cell>
          <table:table-cell table:style-name="ce15" office:value-type="float" office:value="22529207" calcext:value-type="float">
            <text:p>22.529.207 </text:p>
          </table:table-cell>
          <table:table-cell table:style-name="ce15" office:value-type="float" office:value="360355395" calcext:value-type="float">
            <text:p>360.355.395 </text:p>
          </table:table-cell>
          <table:table-cell table:style-name="ce15" office:value-type="float" office:value="46157199" calcext:value-type="float">
            <text:p>46.157.199 </text:p>
          </table:table-cell>
          <table:table-cell table:style-name="ce15" office:value-type="float" office:value="18689672" calcext:value-type="float">
            <text:p>18.689.672 </text:p>
          </table:table-cell>
          <table:table-cell table:style-name="ce15" office:value-type="float" office:value="7054529" calcext:value-type="float">
            <text:p>7.054.529 </text:p>
          </table:table-cell>
          <table:table-cell table:style-name="ce15" office:value-type="float" office:value="70563965" calcext:value-type="float">
            <text:p>70.563.965 </text:p>
          </table:table-cell>
          <table:table-cell table:style-name="ce15" office:value-type="float" office:value="7801406" calcext:value-type="float">
            <text:p>7.801.406 </text:p>
          </table:table-cell>
          <table:table-cell table:style-name="ce15" office:value-type="float" office:value="14813736" calcext:value-type="float">
            <text:p>14.813.736 </text:p>
          </table:table-cell>
          <table:table-cell table:style-name="ce15" office:value-type="float" office:value="28837045" calcext:value-type="float">
            <text:p>28.837.045 </text:p>
          </table:table-cell>
          <table:table-cell table:style-name="ce15" office:value-type="float" office:value="7756168" calcext:value-type="float">
            <text:p>7.756.168 </text:p>
          </table:table-cell>
          <table:table-cell table:style-name="ce15" office:value-type="float" office:value="28990847" calcext:value-type="float">
            <text:p>28.990.847 </text:p>
          </table:table-cell>
          <table:table-cell table:style-name="ce15" office:value-type="float" office:value="3721440" calcext:value-type="float">
            <text:p>3.721.440 </text:p>
          </table:table-cell>
          <table:table-cell table:style-name="ce15" office:value-type="float" office:value="53115381" calcext:value-type="float">
            <text:p>53.115.381 </text:p>
          </table:table-cell>
          <table:table-cell table:style-name="ce15" office:value-type="float" office:value="249360035" calcext:value-type="float">
            <text:p>249.360.035 </text:p>
          </table:table-cell>
          <table:table-cell table:style-name="ce15" office:value-type="float" office:value="8957948" calcext:value-type="float">
            <text:p>8.957.948 </text:p>
          </table:table-cell>
          <table:table-cell table:style-name="ce15" office:value-type="float" office:value="4030699" calcext:value-type="float">
            <text:p>4.030.699 </text:p>
          </table:table-cell>
          <table:table-cell table:style-name="ce15" office:value-type="float" office:value="1573168" calcext:value-type="float">
            <text:p>1.573.168 </text:p>
          </table:table-cell>
          <table:table-cell table:style-name="ce15" office:value-type="float" office:value="52003674" calcext:value-type="float">
            <text:p>52.003.674 </text:p>
          </table:table-cell>
          <table:table-cell table:style-name="ce15" office:value-type="float" office:value="51189055" calcext:value-type="float">
            <text:p>51.189.055 </text:p>
          </table:table-cell>
          <table:table-cell table:style-name="ce15" office:value-type="float" office:value="6090967" calcext:value-type="float">
            <text:p>6.090.967 </text:p>
          </table:table-cell>
          <table:table-cell table:style-name="ce15" office:value-type="float" office:value="630758551" calcext:value-type="float">
            <text:p>630.758.551 </text:p>
          </table:table-cell>
          <table:table-cell table:style-name="ce15" office:value-type="float" office:value="2969905" calcext:value-type="float">
            <text:p>2.969.905 </text:p>
          </table:table-cell>
          <table:table-cell table:style-name="ce25" office:value-type="float" office:value="1751082576" calcext:value-type="float">
            <text:p>1.751.082.576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9" office:value-type="string" calcext:value-type="string">
            <text:p>SUBTOTAL [A]</text:p>
          </table:table-cell>
          <table:table-cell table:style-name="ce16" office:value-type="float" office:value="31939407" calcext:value-type="float">
            <text:p>31.939.407 </text:p>
          </table:table-cell>
          <table:table-cell table:style-name="ce16" office:value-type="float" office:value="135277718" calcext:value-type="float">
            <text:p>135.277.718 </text:p>
          </table:table-cell>
          <table:table-cell table:style-name="ce16" office:value-type="float" office:value="792174042" calcext:value-type="float">
            <text:p>792.174.042 </text:p>
          </table:table-cell>
          <table:table-cell table:style-name="ce16" office:value-type="float" office:value="43297366" calcext:value-type="float">
            <text:p>43.297.366 </text:p>
          </table:table-cell>
          <table:table-cell table:style-name="ce16" office:value-type="float" office:value="1039855389" calcext:value-type="float">
            <text:p>1.039.855.389 </text:p>
          </table:table-cell>
          <table:table-cell table:style-name="ce16" office:value-type="float" office:value="689949464" calcext:value-type="float">
            <text:p>689.949.464 </text:p>
          </table:table-cell>
          <table:table-cell table:style-name="ce16" office:value-type="float" office:value="11134716765" calcext:value-type="float">
            <text:p>11.134.716.765 </text:p>
          </table:table-cell>
          <table:table-cell table:style-name="ce16" office:value-type="float" office:value="975111277" calcext:value-type="float">
            <text:p>975.111.277 </text:p>
          </table:table-cell>
          <table:table-cell table:style-name="ce16" office:value-type="float" office:value="612003424" calcext:value-type="float">
            <text:p>612.003.424 </text:p>
          </table:table-cell>
          <table:table-cell table:style-name="ce16" office:value-type="float" office:value="396345093" calcext:value-type="float">
            <text:p>396.345.093 </text:p>
          </table:table-cell>
          <table:table-cell table:style-name="ce16" office:value-type="float" office:value="3176667515" calcext:value-type="float">
            <text:p>3.176.667.515 </text:p>
          </table:table-cell>
          <table:table-cell table:style-name="ce16" office:value-type="float" office:value="225219239" calcext:value-type="float">
            <text:p>225.219.239 </text:p>
          </table:table-cell>
          <table:table-cell table:style-name="ce16" office:value-type="float" office:value="295841336" calcext:value-type="float">
            <text:p>295.841.336 </text:p>
          </table:table-cell>
          <table:table-cell table:style-name="ce16" office:value-type="float" office:value="356561614" calcext:value-type="float">
            <text:p>356.561.614 </text:p>
          </table:table-cell>
          <table:table-cell table:style-name="ce16" office:value-type="float" office:value="239263087" calcext:value-type="float">
            <text:p>239.263.087 </text:p>
          </table:table-cell>
          <table:table-cell table:style-name="ce16" office:value-type="float" office:value="1103237346" calcext:value-type="float">
            <text:p>1.103.237.346 </text:p>
          </table:table-cell>
          <table:table-cell table:style-name="ce16" office:value-type="float" office:value="112931728" calcext:value-type="float">
            <text:p>112.931.728 </text:p>
          </table:table-cell>
          <table:table-cell table:style-name="ce16" office:value-type="float" office:value="2573183764" calcext:value-type="float">
            <text:p>2.573.183.764 </text:p>
          </table:table-cell>
          <table:table-cell table:style-name="ce16" office:value-type="float" office:value="8511567821" calcext:value-type="float">
            <text:p>8.511.567.821 </text:p>
          </table:table-cell>
          <table:table-cell table:style-name="ce16" office:value-type="float" office:value="200517593" calcext:value-type="float">
            <text:p>200.517.593 </text:p>
          </table:table-cell>
          <table:table-cell table:style-name="ce16" office:value-type="float" office:value="97093035" calcext:value-type="float">
            <text:p>97.093.035 </text:p>
          </table:table-cell>
          <table:table-cell table:style-name="ce16" office:value-type="float" office:value="33950285" calcext:value-type="float">
            <text:p>33.950.285 </text:p>
          </table:table-cell>
          <table:table-cell table:style-name="ce16" office:value-type="float" office:value="2381173720" calcext:value-type="float">
            <text:p>2.381.173.720 </text:p>
          </table:table-cell>
          <table:table-cell table:style-name="ce16" office:value-type="float" office:value="2301014415" calcext:value-type="float">
            <text:p>2.301.014.415 </text:p>
          </table:table-cell>
          <table:table-cell table:style-name="ce16" office:value-type="float" office:value="163806500" calcext:value-type="float">
            <text:p>163.806.500 </text:p>
          </table:table-cell>
          <table:table-cell table:style-name="ce16" office:value-type="float" office:value="22732150490" calcext:value-type="float">
            <text:p>22.732.150.490 </text:p>
          </table:table-cell>
          <table:table-cell table:style-name="ce16" office:value-type="float" office:value="61919793" calcext:value-type="float">
            <text:p>61.919.793 </text:p>
          </table:table-cell>
          <table:table-cell table:style-name="ce26" office:value-type="float" office:value="60416769227" calcext:value-type="float">
            <text:p>60.416.769.227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48745275" calcext:value-type="float">
            <text:p>48.745.275 </text:p>
          </table:table-cell>
          <table:table-cell table:style-name="ce17" office:value-type="float" office:value="121761867" calcext:value-type="float">
            <text:p>121.761.867 </text:p>
          </table:table-cell>
          <table:table-cell table:style-name="ce17" office:value-type="float" office:value="222926081" calcext:value-type="float">
            <text:p>222.926.081 </text:p>
          </table:table-cell>
          <table:table-cell table:style-name="ce17" office:value-type="float" office:value="35322139" calcext:value-type="float">
            <text:p>35.322.139 </text:p>
          </table:table-cell>
          <table:table-cell table:style-name="ce17" office:value-type="float" office:value="714803007" calcext:value-type="float">
            <text:p>714.803.007 </text:p>
          </table:table-cell>
          <table:table-cell table:style-name="ce17" office:value-type="float" office:value="521695044" calcext:value-type="float">
            <text:p>521.695.044 </text:p>
          </table:table-cell>
          <table:table-cell table:style-name="ce17" office:value-type="float" office:value="1494662825" calcext:value-type="float">
            <text:p>1.494.662.825 </text:p>
          </table:table-cell>
          <table:table-cell table:style-name="ce17" office:value-type="float" office:value="436785496" calcext:value-type="float">
            <text:p>436.785.496 </text:p>
          </table:table-cell>
          <table:table-cell table:style-name="ce17" office:value-type="float" office:value="407010650" calcext:value-type="float">
            <text:p>407.010.650 </text:p>
          </table:table-cell>
          <table:table-cell table:style-name="ce17" office:value-type="float" office:value="177725211" calcext:value-type="float">
            <text:p>177.725.211 </text:p>
          </table:table-cell>
          <table:table-cell table:style-name="ce17" office:value-type="float" office:value="2053068437" calcext:value-type="float">
            <text:p>2.053.068.437 </text:p>
          </table:table-cell>
          <table:table-cell table:style-name="ce17" office:value-type="float" office:value="226616593" calcext:value-type="float">
            <text:p>226.616.593 </text:p>
          </table:table-cell>
          <table:table-cell table:style-name="ce17" office:value-type="float" office:value="258077039" calcext:value-type="float">
            <text:p>258.077.039 </text:p>
          </table:table-cell>
          <table:table-cell table:style-name="ce17" office:value-type="float" office:value="319776949" calcext:value-type="float">
            <text:p>319.776.949 </text:p>
          </table:table-cell>
          <table:table-cell table:style-name="ce17" office:value-type="float" office:value="194792261" calcext:value-type="float">
            <text:p>194.792.261 </text:p>
          </table:table-cell>
          <table:table-cell table:style-name="ce17" office:value-type="float" office:value="563065012" calcext:value-type="float">
            <text:p>563.065.012 </text:p>
          </table:table-cell>
          <table:table-cell table:style-name="ce17" office:value-type="float" office:value="118791506" calcext:value-type="float">
            <text:p>118.791.506 </text:p>
          </table:table-cell>
          <table:table-cell table:style-name="ce17" office:value-type="float" office:value="1567435306" calcext:value-type="float">
            <text:p>1.567.435.306 </text:p>
          </table:table-cell>
          <table:table-cell table:style-name="ce17" office:value-type="float" office:value="3725235903" calcext:value-type="float">
            <text:p>3.725.235.903 </text:p>
          </table:table-cell>
          <table:table-cell table:style-name="ce17" office:value-type="float" office:value="178637146" calcext:value-type="float">
            <text:p>178.637.146 </text:p>
          </table:table-cell>
          <table:table-cell table:style-name="ce17" office:value-type="float" office:value="91293506" calcext:value-type="float">
            <text:p>91.293.506 </text:p>
          </table:table-cell>
          <table:table-cell table:style-name="ce17" office:value-type="float" office:value="30900261" calcext:value-type="float">
            <text:p>30.900.261 </text:p>
          </table:table-cell>
          <table:table-cell table:style-name="ce17" office:value-type="float" office:value="1821733210" calcext:value-type="float">
            <text:p>1.821.733.210 </text:p>
          </table:table-cell>
          <table:table-cell table:style-name="ce17" office:value-type="float" office:value="1069939471" calcext:value-type="float">
            <text:p>1.069.939.471 </text:p>
          </table:table-cell>
          <table:table-cell table:style-name="ce17" office:value-type="float" office:value="129455504" calcext:value-type="float">
            <text:p>129.455.504 </text:p>
          </table:table-cell>
          <table:table-cell table:style-name="ce17" office:value-type="float" office:value="11697032088" calcext:value-type="float">
            <text:p>11.697.032.088 </text:p>
          </table:table-cell>
          <table:table-cell table:style-name="ce17" office:value-type="float" office:value="53500711" calcext:value-type="float">
            <text:p>53.500.711 </text:p>
          </table:table-cell>
          <table:table-cell table:style-name="ce27" office:value-type="float" office:value="28280788500" calcext:value-type="float">
            <text:p>28.280.788.500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5838762" calcext:value-type="float">
            <text:p>45.838.762 </text:p>
          </table:table-cell>
          <table:table-cell table:style-name="ce18" office:value-type="float" office:value="113395968" calcext:value-type="float">
            <text:p>113.395.968 </text:p>
          </table:table-cell>
          <table:table-cell table:style-name="ce18" office:value-type="float" office:value="199558189" calcext:value-type="float">
            <text:p>199.558.189 </text:p>
          </table:table-cell>
          <table:table-cell table:style-name="ce18" office:value-type="float" office:value="33140512" calcext:value-type="float">
            <text:p>33.140.512 </text:p>
          </table:table-cell>
          <table:table-cell table:style-name="ce18" office:value-type="float" office:value="649297528" calcext:value-type="float">
            <text:p>649.297.528 </text:p>
          </table:table-cell>
          <table:table-cell table:style-name="ce18" office:value-type="float" office:value="462521363" calcext:value-type="float">
            <text:p>462.521.363 </text:p>
          </table:table-cell>
          <table:table-cell table:style-name="ce18" office:value-type="float" office:value="1370303403" calcext:value-type="float">
            <text:p>1.370.303.403 </text:p>
          </table:table-cell>
          <table:table-cell table:style-name="ce18" office:value-type="float" office:value="398158129" calcext:value-type="float">
            <text:p>398.158.129 </text:p>
          </table:table-cell>
          <table:table-cell table:style-name="ce18" office:value-type="float" office:value="372059283" calcext:value-type="float">
            <text:p>372.059.283 </text:p>
          </table:table-cell>
          <table:table-cell table:style-name="ce18" office:value-type="float" office:value="164020460" calcext:value-type="float">
            <text:p>164.020.460 </text:p>
          </table:table-cell>
          <table:table-cell table:style-name="ce18" office:value-type="float" office:value="1847743579" calcext:value-type="float">
            <text:p>1.847.743.579 </text:p>
          </table:table-cell>
          <table:table-cell table:style-name="ce18" office:value-type="float" office:value="208031464" calcext:value-type="float">
            <text:p>208.031.464 </text:p>
          </table:table-cell>
          <table:table-cell table:style-name="ce18" office:value-type="float" office:value="232537801" calcext:value-type="float">
            <text:p>232.537.801 </text:p>
          </table:table-cell>
          <table:table-cell table:style-name="ce18" office:value-type="float" office:value="292407617" calcext:value-type="float">
            <text:p>292.407.617 </text:p>
          </table:table-cell>
          <table:table-cell table:style-name="ce18" office:value-type="float" office:value="181744619" calcext:value-type="float">
            <text:p>181.744.619 </text:p>
          </table:table-cell>
          <table:table-cell table:style-name="ce18" office:value-type="float" office:value="502013564" calcext:value-type="float">
            <text:p>502.013.564 </text:p>
          </table:table-cell>
          <table:table-cell table:style-name="ce18" office:value-type="float" office:value="111956996" calcext:value-type="float">
            <text:p>111.956.996 </text:p>
          </table:table-cell>
          <table:table-cell table:style-name="ce18" office:value-type="float" office:value="1400040828" calcext:value-type="float">
            <text:p>1.400.040.828 </text:p>
          </table:table-cell>
          <table:table-cell table:style-name="ce18" office:value-type="float" office:value="3327999592" calcext:value-type="float">
            <text:p>3.327.999.592 </text:p>
          </table:table-cell>
          <table:table-cell table:style-name="ce18" office:value-type="float" office:value="163710802" calcext:value-type="float">
            <text:p>163.710.802 </text:p>
          </table:table-cell>
          <table:table-cell table:style-name="ce18" office:value-type="float" office:value="83320093" calcext:value-type="float">
            <text:p>83.320.093 </text:p>
          </table:table-cell>
          <table:table-cell table:style-name="ce18" office:value-type="float" office:value="29229641" calcext:value-type="float">
            <text:p>29.229.641 </text:p>
          </table:table-cell>
          <table:table-cell table:style-name="ce18" office:value-type="float" office:value="1636213344" calcext:value-type="float">
            <text:p>1.636.213.344 </text:p>
          </table:table-cell>
          <table:table-cell table:style-name="ce18" office:value-type="float" office:value="950848583" calcext:value-type="float">
            <text:p>950.848.583 </text:p>
          </table:table-cell>
          <table:table-cell table:style-name="ce18" office:value-type="float" office:value="119999073" calcext:value-type="float">
            <text:p>119.999.073 </text:p>
          </table:table-cell>
          <table:table-cell table:style-name="ce18" office:value-type="float" office:value="10288222510" calcext:value-type="float">
            <text:p>10.288.222.510 </text:p>
          </table:table-cell>
          <table:table-cell table:style-name="ce18" office:value-type="float" office:value="49399124" calcext:value-type="float">
            <text:p>49.399.124 </text:p>
          </table:table-cell>
          <table:table-cell table:style-name="ce28" office:value-type="float" office:value="25233712829" calcext:value-type="float">
            <text:p>25.233.712.829 </text:p>
          </table:table-cell>
          <table:table-cell table:style-name="ce19"/>
          <table:table-cell table:style-name="ce30" table:number-columns-repeated="994"/>
        </table:table-row>
        <table:table-row table:style-name="ro9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906513" calcext:value-type="float">
            <text:p>2.906.513 </text:p>
          </table:table-cell>
          <table:table-cell table:style-name="ce18" office:value-type="float" office:value="8365900" calcext:value-type="float">
            <text:p>8.365.900 </text:p>
          </table:table-cell>
          <table:table-cell table:style-name="ce18" office:value-type="float" office:value="23367892" calcext:value-type="float">
            <text:p>23.367.892 </text:p>
          </table:table-cell>
          <table:table-cell table:style-name="ce18" office:value-type="float" office:value="2181627" calcext:value-type="float">
            <text:p>2.181.627 </text:p>
          </table:table-cell>
          <table:table-cell table:style-name="ce18" office:value-type="float" office:value="65505479" calcext:value-type="float">
            <text:p>65.505.479 </text:p>
          </table:table-cell>
          <table:table-cell table:style-name="ce18" office:value-type="float" office:value="59173681" calcext:value-type="float">
            <text:p>59.173.681 </text:p>
          </table:table-cell>
          <table:table-cell table:style-name="ce18" office:value-type="float" office:value="124359422" calcext:value-type="float">
            <text:p>124.359.422 </text:p>
          </table:table-cell>
          <table:table-cell table:style-name="ce18" office:value-type="float" office:value="38627367" calcext:value-type="float">
            <text:p>38.627.367 </text:p>
          </table:table-cell>
          <table:table-cell table:style-name="ce18" office:value-type="float" office:value="34951367" calcext:value-type="float">
            <text:p>34.951.367 </text:p>
          </table:table-cell>
          <table:table-cell table:style-name="ce18" office:value-type="float" office:value="13704752" calcext:value-type="float">
            <text:p>13.704.752 </text:p>
          </table:table-cell>
          <table:table-cell table:style-name="ce18" office:value-type="float" office:value="205324858" calcext:value-type="float">
            <text:p>205.324.858 </text:p>
          </table:table-cell>
          <table:table-cell table:style-name="ce18" office:value-type="float" office:value="18585129" calcext:value-type="float">
            <text:p>18.585.129 </text:p>
          </table:table-cell>
          <table:table-cell table:style-name="ce18" office:value-type="float" office:value="25539238" calcext:value-type="float">
            <text:p>25.539.238 </text:p>
          </table:table-cell>
          <table:table-cell table:style-name="ce18" office:value-type="float" office:value="27369332" calcext:value-type="float">
            <text:p>27.369.332 </text:p>
          </table:table-cell>
          <table:table-cell table:style-name="ce18" office:value-type="float" office:value="13047642" calcext:value-type="float">
            <text:p>13.047.642 </text:p>
          </table:table-cell>
          <table:table-cell table:style-name="ce18" office:value-type="float" office:value="61051448" calcext:value-type="float">
            <text:p>61.051.448 </text:p>
          </table:table-cell>
          <table:table-cell table:style-name="ce18" office:value-type="float" office:value="6834509" calcext:value-type="float">
            <text:p>6.834.509 </text:p>
          </table:table-cell>
          <table:table-cell table:style-name="ce18" office:value-type="float" office:value="167394478" calcext:value-type="float">
            <text:p>167.394.478 </text:p>
          </table:table-cell>
          <table:table-cell table:style-name="ce18" office:value-type="float" office:value="397236312" calcext:value-type="float">
            <text:p>397.236.312 </text:p>
          </table:table-cell>
          <table:table-cell table:style-name="ce18" office:value-type="float" office:value="14926344" calcext:value-type="float">
            <text:p>14.926.344 </text:p>
          </table:table-cell>
          <table:table-cell table:style-name="ce18" office:value-type="float" office:value="7973413" calcext:value-type="float">
            <text:p>7.973.413 </text:p>
          </table:table-cell>
          <table:table-cell table:style-name="ce18" office:value-type="float" office:value="1670620" calcext:value-type="float">
            <text:p>1.670.620 </text:p>
          </table:table-cell>
          <table:table-cell table:style-name="ce18" office:value-type="float" office:value="185519865" calcext:value-type="float">
            <text:p>185.519.865 </text:p>
          </table:table-cell>
          <table:table-cell table:style-name="ce18" office:value-type="float" office:value="119090887" calcext:value-type="float">
            <text:p>119.090.887 </text:p>
          </table:table-cell>
          <table:table-cell table:style-name="ce18" office:value-type="float" office:value="9456431" calcext:value-type="float">
            <text:p>9.456.431 </text:p>
          </table:table-cell>
          <table:table-cell table:style-name="ce18" office:value-type="float" office:value="1408809578" calcext:value-type="float">
            <text:p>1.408.809.578 </text:p>
          </table:table-cell>
          <table:table-cell table:style-name="ce18" office:value-type="float" office:value="4101587" calcext:value-type="float">
            <text:p>4.101.587 </text:p>
          </table:table-cell>
          <table:table-cell table:style-name="ce28" office:value-type="float" office:value="3047075671" calcext:value-type="float">
            <text:p>3.047.075.671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80684682" calcext:value-type="float">
            <text:p>80.684.682 </text:p>
          </table:table-cell>
          <table:table-cell table:style-name="ce16" office:value-type="float" office:value="257039585" calcext:value-type="float">
            <text:p>257.039.585 </text:p>
          </table:table-cell>
          <table:table-cell table:style-name="ce16" office:value-type="float" office:value="1015100123" calcext:value-type="float">
            <text:p>1.015.100.123 </text:p>
          </table:table-cell>
          <table:table-cell table:style-name="ce16" office:value-type="float" office:value="78619505" calcext:value-type="float">
            <text:p>78.619.505 </text:p>
          </table:table-cell>
          <table:table-cell table:style-name="ce16" office:value-type="float" office:value="1754658397" calcext:value-type="float">
            <text:p>1.754.658.397 </text:p>
          </table:table-cell>
          <table:table-cell table:style-name="ce16" office:value-type="float" office:value="1211644508" calcext:value-type="float">
            <text:p>1.211.644.508 </text:p>
          </table:table-cell>
          <table:table-cell table:style-name="ce16" office:value-type="float" office:value="12629379590" calcext:value-type="float">
            <text:p>12.629.379.590 </text:p>
          </table:table-cell>
          <table:table-cell table:style-name="ce16" office:value-type="float" office:value="1411896773" calcext:value-type="float">
            <text:p>1.411.896.773 </text:p>
          </table:table-cell>
          <table:table-cell table:style-name="ce16" office:value-type="float" office:value="1019014074" calcext:value-type="float">
            <text:p>1.019.014.074 </text:p>
          </table:table-cell>
          <table:table-cell table:style-name="ce16" office:value-type="float" office:value="574070305" calcext:value-type="float">
            <text:p>574.070.305 </text:p>
          </table:table-cell>
          <table:table-cell table:style-name="ce16" office:value-type="float" office:value="5229735952" calcext:value-type="float">
            <text:p>5.229.735.952 </text:p>
          </table:table-cell>
          <table:table-cell table:style-name="ce16" office:value-type="float" office:value="451835833" calcext:value-type="float">
            <text:p>451.835.833 </text:p>
          </table:table-cell>
          <table:table-cell table:style-name="ce16" office:value-type="float" office:value="553918376" calcext:value-type="float">
            <text:p>553.918.376 </text:p>
          </table:table-cell>
          <table:table-cell table:style-name="ce16" office:value-type="float" office:value="676338563" calcext:value-type="float">
            <text:p>676.338.563 </text:p>
          </table:table-cell>
          <table:table-cell table:style-name="ce16" office:value-type="float" office:value="434055349" calcext:value-type="float">
            <text:p>434.055.349 </text:p>
          </table:table-cell>
          <table:table-cell table:style-name="ce16" office:value-type="float" office:value="1666302358" calcext:value-type="float">
            <text:p>1.666.302.358 </text:p>
          </table:table-cell>
          <table:table-cell table:style-name="ce16" office:value-type="float" office:value="231723234" calcext:value-type="float">
            <text:p>231.723.234 </text:p>
          </table:table-cell>
          <table:table-cell table:style-name="ce16" office:value-type="float" office:value="4140619071" calcext:value-type="float">
            <text:p>4.140.619.071 </text:p>
          </table:table-cell>
          <table:table-cell table:style-name="ce16" office:value-type="float" office:value="12236803724" calcext:value-type="float">
            <text:p>12.236.803.724 </text:p>
          </table:table-cell>
          <table:table-cell table:style-name="ce16" office:value-type="float" office:value="379154740" calcext:value-type="float">
            <text:p>379.154.740 </text:p>
          </table:table-cell>
          <table:table-cell table:style-name="ce16" office:value-type="float" office:value="188386540" calcext:value-type="float">
            <text:p>188.386.540 </text:p>
          </table:table-cell>
          <table:table-cell table:style-name="ce16" office:value-type="float" office:value="64850547" calcext:value-type="float">
            <text:p>64.850.547 </text:p>
          </table:table-cell>
          <table:table-cell table:style-name="ce16" office:value-type="float" office:value="4202906930" calcext:value-type="float">
            <text:p>4.202.906.930 </text:p>
          </table:table-cell>
          <table:table-cell table:style-name="ce16" office:value-type="float" office:value="3370953885" calcext:value-type="float">
            <text:p>3.370.953.885 </text:p>
          </table:table-cell>
          <table:table-cell table:style-name="ce16" office:value-type="float" office:value="293262004" calcext:value-type="float">
            <text:p>293.262.004 </text:p>
          </table:table-cell>
          <table:table-cell table:style-name="ce16" office:value-type="float" office:value="34429182578" calcext:value-type="float">
            <text:p>34.429.182.578 </text:p>
          </table:table-cell>
          <table:table-cell table:style-name="ce16" office:value-type="float" office:value="115420503" calcext:value-type="float">
            <text:p>115.420.503 </text:p>
          </table:table-cell>
          <table:table-cell table:style-name="ce26" office:value-type="float" office:value="88697557727" calcext:value-type="float">
            <text:p>88.697.557.727 </text:p>
          </table:table-cell>
          <table:table-cell table:number-columns-repeated="995"/>
        </table:table-row>
        <table:table-row table:style-name="ro9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525777" calcext:value-type="float">
            <text:p>525.777 </text:p>
          </table:table-cell>
          <table:table-cell table:style-name="ce15" office:value-type="float" office:value="3498864" calcext:value-type="float">
            <text:p>3.498.864 </text:p>
          </table:table-cell>
          <table:table-cell table:style-name="ce15" office:value-type="float" office:value="3949831" calcext:value-type="float">
            <text:p>3.949.831 </text:p>
          </table:table-cell>
          <table:table-cell table:style-name="ce15" office:value-type="float" office:value="444273" calcext:value-type="float">
            <text:p>444.273 </text:p>
          </table:table-cell>
          <table:table-cell table:style-name="ce15" office:value-type="float" office:value="14840033" calcext:value-type="float">
            <text:p>14.840.033 </text:p>
          </table:table-cell>
          <table:table-cell table:style-name="ce15" office:value-type="float" office:value="8526482" calcext:value-type="float">
            <text:p>8.526.482 </text:p>
          </table:table-cell>
          <table:table-cell table:style-name="ce15" office:value-type="float" office:value="36645243" calcext:value-type="float">
            <text:p>36.645.243 </text:p>
          </table:table-cell>
          <table:table-cell table:style-name="ce15" office:value-type="float" office:value="17698785" calcext:value-type="float">
            <text:p>17.698.785 </text:p>
          </table:table-cell>
          <table:table-cell table:style-name="ce15" office:value-type="float" office:value="13015229" calcext:value-type="float">
            <text:p>13.015.229 </text:p>
          </table:table-cell>
          <table:table-cell table:style-name="ce15" office:value-type="float" office:value="6310534" calcext:value-type="float">
            <text:p>6.310.534 </text:p>
          </table:table-cell>
          <table:table-cell table:style-name="ce15" office:value-type="float" office:value="40155857" calcext:value-type="float">
            <text:p>40.155.857 </text:p>
          </table:table-cell>
          <table:table-cell table:style-name="ce15" office:value-type="float" office:value="2342867" calcext:value-type="float">
            <text:p>2.342.867 </text:p>
          </table:table-cell>
          <table:table-cell table:style-name="ce15" office:value-type="float" office:value="10505741" calcext:value-type="float">
            <text:p>10.505.741 </text:p>
          </table:table-cell>
          <table:table-cell table:style-name="ce15" office:value-type="float" office:value="4831494" calcext:value-type="float">
            <text:p>4.831.494 </text:p>
          </table:table-cell>
          <table:table-cell table:style-name="ce15" office:value-type="float" office:value="5116056" calcext:value-type="float">
            <text:p>5.116.056 </text:p>
          </table:table-cell>
          <table:table-cell table:style-name="ce15" office:value-type="float" office:value="32314040" calcext:value-type="float">
            <text:p>32.314.040 </text:p>
          </table:table-cell>
          <table:table-cell table:style-name="ce15" office:value-type="float" office:value="2403923" calcext:value-type="float">
            <text:p>2.403.923 </text:p>
          </table:table-cell>
          <table:table-cell table:style-name="ce15" office:value-type="float" office:value="21842184" calcext:value-type="float">
            <text:p>21.842.184 </text:p>
          </table:table-cell>
          <table:table-cell table:style-name="ce15" office:value-type="float" office:value="913416352" calcext:value-type="float">
            <text:p>913.416.352 </text:p>
          </table:table-cell>
          <table:table-cell table:style-name="ce15" office:value-type="float" office:value="2280354" calcext:value-type="float">
            <text:p>2.280.354 </text:p>
          </table:table-cell>
          <table:table-cell table:style-name="ce15" office:value-type="float" office:value="1265310" calcext:value-type="float">
            <text:p>1.265.310 </text:p>
          </table:table-cell>
          <table:table-cell table:style-name="ce15" office:value-type="float" office:value="295254" calcext:value-type="float">
            <text:p>295.254 </text:p>
          </table:table-cell>
          <table:table-cell table:style-name="ce15" office:value-type="float" office:value="23810465" calcext:value-type="float">
            <text:p>23.810.465 </text:p>
          </table:table-cell>
          <table:table-cell table:style-name="ce15" office:value-type="float" office:value="10853934" calcext:value-type="float">
            <text:p>10.853.934 </text:p>
          </table:table-cell>
          <table:table-cell table:style-name="ce15" office:value-type="float" office:value="4809486" calcext:value-type="float">
            <text:p>4.809.486 </text:p>
          </table:table-cell>
          <table:table-cell table:style-name="ce15" office:value-type="float" office:value="101887393" calcext:value-type="float">
            <text:p>101.887.393 </text:p>
          </table:table-cell>
          <table:table-cell table:style-name="ce15" office:value-type="float" office:value="482634" calcext:value-type="float">
            <text:p>482.634 </text:p>
          </table:table-cell>
          <table:table-cell table:style-name="ce25" office:value-type="float" office:value="1284068397" calcext:value-type="float">
            <text:p>1.284.068.397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81210459" calcext:value-type="float">
            <text:p>81.210.459 </text:p>
          </table:table-cell>
          <table:table-cell table:style-name="ce16" office:value-type="float" office:value="260538449" calcext:value-type="float">
            <text:p>260.538.449 </text:p>
          </table:table-cell>
          <table:table-cell table:style-name="ce16" office:value-type="float" office:value="1019049954" calcext:value-type="float">
            <text:p>1.019.049.954 </text:p>
          </table:table-cell>
          <table:table-cell table:style-name="ce16" office:value-type="float" office:value="79063778" calcext:value-type="float">
            <text:p>79.063.778 </text:p>
          </table:table-cell>
          <table:table-cell table:style-name="ce16" office:value-type="float" office:value="1769498430" calcext:value-type="float">
            <text:p>1.769.498.430 </text:p>
          </table:table-cell>
          <table:table-cell table:style-name="ce16" office:value-type="float" office:value="1220170990" calcext:value-type="float">
            <text:p>1.220.170.990 </text:p>
          </table:table-cell>
          <table:table-cell table:style-name="ce16" office:value-type="float" office:value="12666024833" calcext:value-type="float">
            <text:p>12.666.024.833 </text:p>
          </table:table-cell>
          <table:table-cell table:style-name="ce16" office:value-type="float" office:value="1429595558" calcext:value-type="float">
            <text:p>1.429.595.558 </text:p>
          </table:table-cell>
          <table:table-cell table:style-name="ce16" office:value-type="float" office:value="1032029303" calcext:value-type="float">
            <text:p>1.032.029.303 </text:p>
          </table:table-cell>
          <table:table-cell table:style-name="ce16" office:value-type="float" office:value="580380838" calcext:value-type="float">
            <text:p>580.380.838 </text:p>
          </table:table-cell>
          <table:table-cell table:style-name="ce16" office:value-type="float" office:value="5269891809" calcext:value-type="float">
            <text:p>5.269.891.809 </text:p>
          </table:table-cell>
          <table:table-cell table:style-name="ce16" office:value-type="float" office:value="454178700" calcext:value-type="float">
            <text:p>454.178.700 </text:p>
          </table:table-cell>
          <table:table-cell table:style-name="ce16" office:value-type="float" office:value="564424117" calcext:value-type="float">
            <text:p>564.424.117 </text:p>
          </table:table-cell>
          <table:table-cell table:style-name="ce16" office:value-type="float" office:value="681170057" calcext:value-type="float">
            <text:p>681.170.057 </text:p>
          </table:table-cell>
          <table:table-cell table:style-name="ce16" office:value-type="float" office:value="439171405" calcext:value-type="float">
            <text:p>439.171.405 </text:p>
          </table:table-cell>
          <table:table-cell table:style-name="ce16" office:value-type="float" office:value="1698616398" calcext:value-type="float">
            <text:p>1.698.616.398 </text:p>
          </table:table-cell>
          <table:table-cell table:style-name="ce16" office:value-type="float" office:value="234127156" calcext:value-type="float">
            <text:p>234.127.156 </text:p>
          </table:table-cell>
          <table:table-cell table:style-name="ce16" office:value-type="float" office:value="4162461255" calcext:value-type="float">
            <text:p>4.162.461.255 </text:p>
          </table:table-cell>
          <table:table-cell table:style-name="ce16" office:value-type="float" office:value="13150220077" calcext:value-type="float">
            <text:p>13.150.220.077 </text:p>
          </table:table-cell>
          <table:table-cell table:style-name="ce16" office:value-type="float" office:value="381435094" calcext:value-type="float">
            <text:p>381.435.094 </text:p>
          </table:table-cell>
          <table:table-cell table:style-name="ce16" office:value-type="float" office:value="189651851" calcext:value-type="float">
            <text:p>189.651.851 </text:p>
          </table:table-cell>
          <table:table-cell table:style-name="ce16" office:value-type="float" office:value="65145801" calcext:value-type="float">
            <text:p>65.145.801 </text:p>
          </table:table-cell>
          <table:table-cell table:style-name="ce16" office:value-type="float" office:value="4226717395" calcext:value-type="float">
            <text:p>4.226.717.395 </text:p>
          </table:table-cell>
          <table:table-cell table:style-name="ce16" office:value-type="float" office:value="3381807819" calcext:value-type="float">
            <text:p>3.381.807.819 </text:p>
          </table:table-cell>
          <table:table-cell table:style-name="ce16" office:value-type="float" office:value="298071490" calcext:value-type="float">
            <text:p>298.071.490 </text:p>
          </table:table-cell>
          <table:table-cell table:style-name="ce16" office:value-type="float" office:value="34531069971" calcext:value-type="float">
            <text:p>34.531.069.971 </text:p>
          </table:table-cell>
          <table:table-cell table:style-name="ce16" office:value-type="float" office:value="115903137" calcext:value-type="float">
            <text:p>115.903.137 </text:p>
          </table:table-cell>
          <table:table-cell table:style-name="ce26" office:value-type="float" office:value="89981626123" calcext:value-type="float">
            <text:p>89.981.626.123 </text:p>
          </table:table-cell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6:17:43.2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5-03-20T16:20:29.964000000</dc:date>
    <meta:print-date>2011-05-12T16:46:54</meta:print-date>
    <meta:generator>LibreOffice/4.2.5.2$Windows_x86 LibreOffice_project/61cb170a04bb1f12e77c884eab9192be736ec5f5</meta:generator>
    <meta:editing-duration>PT1H3M42S</meta:editing-duration>
    <meta:editing-cycles>34</meta:editing-cycles>
    <meta:document-statistic meta:table-count="1" meta:cell-count="1163" meta:object-count="2"/>
  </office:meta>
</office:document-meta>
</file>